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6.4583in" fo:margin-left="0.0278in" fo:margin-top="0in" fo:margin-bottom="0in" table:align="left"/>
    </style:style>
    <style:style style:name="Таблица1.A" style:family="table-column">
      <style:table-column-properties style:column-width="3.2215in"/>
    </style:style>
    <style:style style:name="Таблица1.B" style:family="table-column">
      <style:table-column-properties style:column-width="3.2361in"/>
    </style:style>
    <style:style style:name="Таблица1.1" style:family="table-row">
      <style:table-row-properties style:min-row-height="0.2819in" fo:keep-together="auto"/>
    </style:style>
    <style:style style:name="Таблица1.A1" style:family="table-cell">
      <style:table-cell-properties style:vertical-align="bottom" fo:padding="0in" fo:border="none"/>
    </style:style>
    <style:style style:name="Таблица1.2" style:family="table-row">
      <style:table-row-properties style:min-row-height="0.4708in" fo:keep-together="auto"/>
    </style:style>
    <style:style style:name="Таблица1.3" style:family="table-row">
      <style:table-row-properties style:min-row-height="0.1931in" fo:keep-together="auto"/>
    </style:style>
    <style:style style:name="Таблица1.4" style:family="table-row">
      <style:table-row-properties style:min-row-height="0.4833in" fo:keep-together="auto"/>
    </style:style>
    <style:style style:name="Таблица2" style:family="table">
      <style:table-properties style:width="6.9167in" fo:margin-left="0in" fo:margin-top="0in" fo:margin-bottom="0in" table:align="left"/>
    </style:style>
    <style:style style:name="Таблица2.A" style:family="table-column">
      <style:table-column-properties style:column-width="0.1799in"/>
    </style:style>
    <style:style style:name="Таблица2.B" style:family="table-column">
      <style:table-column-properties style:column-width="0.3896in"/>
    </style:style>
    <style:style style:name="Таблица2.C" style:family="table-column">
      <style:table-column-properties style:column-width="6.1389in"/>
    </style:style>
    <style:style style:name="Таблица2.D" style:family="table-column">
      <style:table-column-properties style:column-width="0.2076in"/>
    </style:style>
    <style:style style:name="Таблица2.1" style:family="table-row">
      <style:table-row-properties style:min-row-height="0.1944in" fo:keep-together="auto"/>
    </style:style>
    <style:style style:name="Таблица2.A1" style:family="table-cell">
      <style:table-cell-properties style:vertical-align="bottom" fo:padding="0in" fo:border="none"/>
    </style:style>
    <style:style style:name="Таблица2.25" style:family="table-row">
      <style:table-row-properties style:min-row-height="0.2417in" fo:keep-together="auto"/>
    </style:style>
    <style:style style:name="Таблица3" style:family="table">
      <style:table-properties style:width="5.8889in" fo:margin-left="0.4861in" fo:margin-top="0in" fo:margin-bottom="0in" table:align="left"/>
    </style:style>
    <style:style style:name="Таблица3.A" style:family="table-column">
      <style:table-column-properties style:column-width="0.4576in"/>
    </style:style>
    <style:style style:name="Таблица3.B" style:family="table-column">
      <style:table-column-properties style:column-width="3.5in"/>
    </style:style>
    <style:style style:name="Таблица3.C" style:family="table-column">
      <style:table-column-properties style:column-width="1.9313in"/>
    </style:style>
    <style:style style:name="Таблица3.1" style:family="table-row">
      <style:table-row-properties style:min-row-height="0.2514in" fo:keep-together="auto"/>
    </style:style>
    <style:style style:name="Таблица3.A1" style:family="table-cell">
      <style:table-cell-properties style:vertical-align="bottom" fo:padding-left="0.0069in" fo:padding-right="0.0069in" fo:padding-top="0in" fo:padding-bottom="0in" fo:border-left="1pt solid #000000" fo:border-right="1pt solid #000000" fo:border-top="1pt solid #000000" fo:border-bottom="none"/>
    </style:style>
    <style:style style:name="Таблица3.B1" style:family="table-cell">
      <style:table-cell-properties style:vertical-align="bottom" fo:padding-left="0.0069in" fo:padding-right="0.0069in" fo:padding-top="0in" fo:padding-bottom="0in" fo:border-left="none" fo:border-right="1pt solid #000000" fo:border-top="1pt solid #000000" fo:border-bottom="none"/>
    </style:style>
    <style:style style:name="Таблица3.2" style:family="table-row">
      <style:table-row-properties style:min-row-height="0.0208in" fo:keep-together="auto"/>
    </style:style>
    <style:style style:name="Таблица3.A2" style:family="table-cell">
      <style:table-cell-properties style:vertical-align="bottom" fo:padding-left="0.0069in" fo:padding-right="0.0069in" fo:padding-top="0in" fo:padding-bottom="0in" fo:border-left="1pt solid #000000" fo:border-right="1pt solid #000000" fo:border-top="none" fo:border-bottom="1pt solid #000000"/>
    </style:style>
    <style:style style:name="Таблица3.B2" style:family="table-cell">
      <style:table-cell-properties style:vertical-align="bottom" fo:padding-left="0.0069in" fo:padding-right="0.0069in" fo:padding-top="0in" fo:padding-bottom="0in" fo:border-left="none" fo:border-right="1pt solid #000000" fo:border-top="none" fo:border-bottom="1pt solid #000000"/>
    </style:style>
    <style:style style:name="Таблица3.3" style:family="table-row">
      <style:table-row-properties style:min-row-height="0.2361in" fo:keep-together="auto"/>
    </style:style>
    <style:style style:name="Таблица3.A3" style:family="table-cell">
      <style:table-cell-properties style:vertical-align="bottom" fo:padding-left="0.0069in" fo:padding-right="0.0069in" fo:padding-top="0in" fo:padding-bottom="0in" fo:border-left="1pt solid #000000" fo:border-right="1pt solid #000000" fo:border-top="none" fo:border-bottom="none"/>
    </style:style>
    <style:style style:name="Таблица3.B3" style:family="table-cell">
      <style:table-cell-properties style:vertical-align="bottom" fo:padding-left="0.0069in" fo:padding-right="0.0069in" fo:padding-top="0in" fo:padding-bottom="0in" fo:border-left="none" fo:border-right="1pt solid #000000" fo:border-top="none" fo:border-bottom="none"/>
    </style:style>
    <style:style style:name="Таблица3.5" style:family="table-row">
      <style:table-row-properties style:min-row-height="0.2375in" fo:keep-together="auto"/>
    </style:style>
    <style:style style:name="Таблица3.7" style:family="table-row">
      <style:table-row-properties style:min-row-height="0.1882in" fo:keep-together="auto"/>
    </style:style>
    <style:style style:name="Таблица3.8" style:family="table-row">
      <style:table-row-properties style:min-row-height="0.1944in" fo:keep-together="auto"/>
    </style:style>
    <style:style style:name="Таблица3.9" style:family="table-row">
      <style:table-row-properties style:min-row-height="0.2417in" fo:keep-together="auto"/>
    </style:style>
    <style:style style:name="Таблица4" style:family="table">
      <style:table-properties style:width="5.8889in" fo:margin-left="0.4861in" fo:margin-top="0in" fo:margin-bottom="0in" table:align="left"/>
    </style:style>
    <style:style style:name="Таблица4.A" style:family="table-column">
      <style:table-column-properties style:column-width="0.4576in"/>
    </style:style>
    <style:style style:name="Таблица4.B" style:family="table-column">
      <style:table-column-properties style:column-width="3.5in"/>
    </style:style>
    <style:style style:name="Таблица4.C" style:family="table-column">
      <style:table-column-properties style:column-width="1.9313in"/>
    </style:style>
    <style:style style:name="Таблица4.1" style:family="table-row">
      <style:table-row-properties style:min-row-height="0.2514in" fo:keep-together="auto"/>
    </style:style>
    <style:style style:name="Таблица4.A1" style:family="table-cell">
      <style:table-cell-properties style:vertical-align="bottom" fo:padding-left="0.0069in" fo:padding-right="0.0069in" fo:padding-top="0in" fo:padding-bottom="0in" fo:border-left="1pt solid #000000" fo:border-right="1pt solid #000000" fo:border-top="1pt solid #000000" fo:border-bottom="none"/>
    </style:style>
    <style:style style:name="Таблица4.B1" style:family="table-cell">
      <style:table-cell-properties style:vertical-align="bottom" fo:padding-left="0.0069in" fo:padding-right="0.0069in" fo:padding-top="0in" fo:padding-bottom="0in" fo:border-left="none" fo:border-right="1pt solid #000000" fo:border-top="1pt solid #000000" fo:border-bottom="none"/>
    </style:style>
    <style:style style:name="Таблица4.2" style:family="table-row">
      <style:table-row-properties style:min-row-height="0.0208in" fo:keep-together="auto"/>
    </style:style>
    <style:style style:name="Таблица4.A2" style:family="table-cell">
      <style:table-cell-properties style:vertical-align="bottom" fo:padding-left="0.0069in" fo:padding-right="0.0069in" fo:padding-top="0in" fo:padding-bottom="0in" fo:border-left="1pt solid #000000" fo:border-right="1pt solid #000000" fo:border-top="none" fo:border-bottom="1pt solid #000000"/>
    </style:style>
    <style:style style:name="Таблица4.B2" style:family="table-cell">
      <style:table-cell-properties style:vertical-align="bottom" fo:padding-left="0.0069in" fo:padding-right="0.0069in" fo:padding-top="0in" fo:padding-bottom="0in" fo:border-left="none" fo:border-right="1pt solid #000000" fo:border-top="none" fo:border-bottom="1pt solid #000000"/>
    </style:style>
    <style:style style:name="Таблица4.3" style:family="table-row">
      <style:table-row-properties style:min-row-height="0.2361in" fo:keep-together="auto"/>
    </style:style>
    <style:style style:name="Таблица4.A3" style:family="table-cell">
      <style:table-cell-properties style:vertical-align="bottom" fo:padding-left="0.0069in" fo:padding-right="0.0069in" fo:padding-top="0in" fo:padding-bottom="0in" fo:border-left="1pt solid #000000" fo:border-right="1pt solid #000000" fo:border-top="none" fo:border-bottom="none"/>
    </style:style>
    <style:style style:name="Таблица4.B3" style:family="table-cell">
      <style:table-cell-properties style:vertical-align="bottom" fo:padding-left="0.0069in" fo:padding-right="0.0069in" fo:padding-top="0in" fo:padding-bottom="0in" fo:border-left="none" fo:border-right="1pt solid #000000" fo:border-top="none" fo:border-bottom="none"/>
    </style:style>
    <style:style style:name="Таблица4.5" style:family="table-row">
      <style:table-row-properties style:min-row-height="0.2375in" fo:keep-together="auto"/>
    </style:style>
    <style:style style:name="Таблица4.6" style:family="table-row">
      <style:table-row-properties style:min-row-height="0.0215in" fo:keep-together="auto"/>
    </style:style>
    <style:style style:name="Таблица4.7" style:family="table-row">
      <style:table-row-properties style:min-row-height="0.1882in" fo:keep-together="auto"/>
    </style:style>
    <style:style style:name="Таблица4.8" style:family="table-row">
      <style:table-row-properties style:min-row-height="0.1944in" fo:keep-together="auto"/>
    </style:style>
    <style:style style:name="Таблица4.9" style:family="table-row">
      <style:table-row-properties style:min-row-height="0.2417in" fo:keep-together="auto"/>
    </style:style>
    <style:style style:name="Таблица5" style:family="table" style:master-page-name="Converted15">
      <style:table-properties style:width="6.6944in" fo:margin-left="0in" fo:margin-top="0in" fo:margin-bottom="0in" style:page-number="auto" table:align="left"/>
    </style:style>
    <style:style style:name="Таблица5.A" style:family="table-column">
      <style:table-column-properties style:column-width="3.291in"/>
    </style:style>
    <style:style style:name="Таблица5.B" style:family="table-column">
      <style:table-column-properties style:column-width="3.4028in"/>
    </style:style>
    <style:style style:name="Таблица5.1" style:family="table-row">
      <style:table-row-properties style:min-row-height="0.2417in" fo:keep-together="auto"/>
    </style:style>
    <style:style style:name="Таблица5.A1" style:family="table-cell">
      <style:table-cell-properties style:vertical-align="bottom" fo:padding="0in" fo:border="none"/>
    </style:style>
    <style:style style:name="Таблица5.2" style:family="table-row">
      <style:table-row-properties style:min-row-height="0.4368in" fo:keep-together="auto"/>
    </style:style>
    <style:style style:name="Таблица5.3" style:family="table-row">
      <style:table-row-properties style:min-row-height="0.1535in" fo:keep-together="auto"/>
    </style:style>
    <style:style style:name="Таблица5.4" style:family="table-row">
      <style:table-row-properties style:min-row-height="0.4465in" fo:keep-together="auto"/>
    </style:style>
    <style:style style:name="Таблица5.5" style:family="table-row">
      <style:table-row-properties style:min-row-height="0.141in" fo:keep-together="auto"/>
    </style:style>
    <style:style style:name="Таблица5.6" style:family="table-row">
      <style:table-row-properties style:min-row-height="0.4972in" fo:keep-together="auto"/>
    </style:style>
    <style:style style:name="Таблица6" style:family="table">
      <style:table-properties style:width="6.6944in" fo:margin-left="0in" fo:margin-top="0in" fo:margin-bottom="0in" table:align="left"/>
    </style:style>
    <style:style style:name="Таблица6.A" style:family="table-column">
      <style:table-column-properties style:column-width="3.291in"/>
    </style:style>
    <style:style style:name="Таблица6.B" style:family="table-column">
      <style:table-column-properties style:column-width="3.4028in"/>
    </style:style>
    <style:style style:name="Таблица6.1" style:family="table-row">
      <style:table-row-properties style:min-row-height="0.2063in" fo:keep-together="auto"/>
    </style:style>
    <style:style style:name="Таблица6.A1" style:family="table-cell">
      <style:table-cell-properties style:vertical-align="bottom" fo:padding="0in" fo:border="none"/>
    </style:style>
    <style:style style:name="Таблица6.2" style:family="table-row">
      <style:table-row-properties style:min-row-height="0.1549in" fo:keep-together="auto"/>
    </style:style>
    <style:style style:name="Таблица6.3" style:family="table-row">
      <style:table-row-properties style:min-row-height="0.4451in" fo:keep-together="auto"/>
    </style:style>
    <style:style style:name="Таблица6.4" style:family="table-row">
      <style:table-row-properties style:min-row-height="0.141in" fo:keep-together="auto"/>
    </style:style>
    <style:style style:name="Таблица6.5" style:family="table-row">
      <style:table-row-properties style:min-row-height="0.4972in" fo:keep-together="auto"/>
    </style:style>
    <style:style style:name="Таблица7" style:family="table">
      <style:table-properties style:width="6.6944in" fo:margin-left="0in" fo:margin-top="0in" fo:margin-bottom="0in" table:align="left"/>
    </style:style>
    <style:style style:name="Таблица7.A" style:family="table-column">
      <style:table-column-properties style:column-width="3.291in"/>
    </style:style>
    <style:style style:name="Таблица7.B" style:family="table-column">
      <style:table-column-properties style:column-width="3.4028in"/>
    </style:style>
    <style:style style:name="Таблица7.1" style:family="table-row">
      <style:table-row-properties style:min-row-height="0.2076in" fo:keep-together="auto"/>
    </style:style>
    <style:style style:name="Таблица7.A1" style:family="table-cell">
      <style:table-cell-properties style:vertical-align="bottom" fo:padding="0in" fo:border="none"/>
    </style:style>
    <style:style style:name="Таблица7.2" style:family="table-row">
      <style:table-row-properties style:min-row-height="0.1535in" fo:keep-together="auto"/>
    </style:style>
    <style:style style:name="Таблица7.3" style:family="table-row">
      <style:table-row-properties style:min-row-height="0.4465in" fo:keep-together="auto"/>
    </style:style>
    <style:style style:name="Таблица7.4" style:family="table-row">
      <style:table-row-properties style:min-row-height="0.141in" fo:keep-together="auto"/>
    </style:style>
    <style:style style:name="Таблица7.5" style:family="table-row">
      <style:table-row-properties style:min-row-height="0.4972in" fo:keep-together="auto"/>
    </style:style>
    <style:style style:name="Таблица8" style:family="table">
      <style:table-properties style:width="6.6944in" fo:margin-left="0in" fo:margin-top="0in" fo:margin-bottom="0in" table:align="left"/>
    </style:style>
    <style:style style:name="Таблица8.A" style:family="table-column">
      <style:table-column-properties style:column-width="3.291in"/>
    </style:style>
    <style:style style:name="Таблица8.B" style:family="table-column">
      <style:table-column-properties style:column-width="3.4028in"/>
    </style:style>
    <style:style style:name="Таблица8.1" style:family="table-row">
      <style:table-row-properties style:min-row-height="0.2063in" fo:keep-together="auto"/>
    </style:style>
    <style:style style:name="Таблица8.A1" style:family="table-cell">
      <style:table-cell-properties style:vertical-align="bottom" fo:padding="0in" fo:border="none"/>
    </style:style>
    <style:style style:name="Таблица8.2" style:family="table-row">
      <style:table-row-properties style:min-row-height="0.1549in" fo:keep-together="auto"/>
    </style:style>
    <style:style style:name="Таблица8.3" style:family="table-row">
      <style:table-row-properties style:min-row-height="0.4451in" fo:keep-together="auto"/>
    </style:style>
    <style:style style:name="Таблица8.4" style:family="table-row">
      <style:table-row-properties style:min-row-height="0.141in" fo:keep-together="auto"/>
    </style:style>
    <style:style style:name="Таблица8.5" style:family="table-row">
      <style:table-row-properties style:min-row-height="0.4972in" fo:keep-together="auto"/>
    </style:style>
    <style:style style:name="P1" style:family="paragraph" style:parent-style-name="Footer">
      <style:text-properties fo:color="#000000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style:use-window-font-color="true"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0.139in"/>
      <style:text-properties style:use-window-font-color="true"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0.2472in"/>
      <style:text-properties style:use-window-font-color="true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0.2016in"/>
      <style:text-properties style:use-window-font-color="true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0.0028in"/>
      <style:text-properties style:use-window-font-color="true"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0.2181in"/>
      <style:text-properties style:use-window-font-color="true"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0.1972in"/>
      <style:text-properties style:use-window-font-color="true"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style:use-window-font-color="true" fo:font-size="10pt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0.111in"/>
      <style:text-properties style:use-window-font-color="true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0.139in"/>
      <style:text-properties style:use-window-font-color="true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0.2028in"/>
      <style:text-properties style:use-window-font-color="true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0.0016in"/>
      <style:text-properties style:use-window-font-color="true" fo:font-size="10p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291in"/>
      <style:text-properties style:use-window-font-color="true" fo:font-size="10pt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453in"/>
      <style:text-properties style:use-window-font-color="true" fo:font-size="10pt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0.228in"/>
      <style:text-properties style:use-window-font-color="true" fo:font-size="10pt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0.1161in"/>
      <style:text-properties style:use-window-font-color="true" fo:font-size="10pt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0.2535in"/>
      <style:text-properties style:use-window-font-color="true" fo:font-size="10pt" style:font-size-asian="10pt" style:font-size-complex="10pt"/>
    </style:style>
    <style:style style:name="P20" style:family="paragraph" style:parent-style-name="Standard">
      <style:paragraph-properties fo:margin-top="0in" fo:margin-bottom="0in" loext:contextual-spacing="false" fo:line-height="0.2335in"/>
      <style:text-properties style:use-window-font-color="true"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0.2445in"/>
      <style:text-properties style:use-window-font-color="true" fo:font-size="10pt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0.2528in"/>
      <style:text-properties style:use-window-font-color="true" fo:font-size="10pt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0.1354in"/>
      <style:text-properties style:use-window-font-color="true" fo:font-size="10pt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0.0228in"/>
      <style:text-properties style:use-window-font-color="true" fo:font-size="10pt" style:font-size-asian="10pt" style:font-size-complex="10pt"/>
    </style:style>
    <style:style style:name="P25" style:family="paragraph" style:parent-style-name="Standard">
      <style:paragraph-properties fo:margin-top="0in" fo:margin-bottom="0in" loext:contextual-spacing="false" fo:line-height="0.278in"/>
      <style:text-properties style:use-window-font-color="true" fo:font-size="10pt" style:font-size-asian="10pt" style:font-size-complex="10pt"/>
    </style:style>
    <style:style style:name="P26" style:family="paragraph" style:parent-style-name="Standard">
      <style:paragraph-properties fo:margin-top="0in" fo:margin-bottom="0in" loext:contextual-spacing="false" fo:line-height="0.2374in"/>
      <style:text-properties style:use-window-font-color="true" fo:font-size="10pt" style:font-size-asian="10pt" style:font-size-complex="10pt"/>
    </style:style>
    <style:style style:name="P27" style:family="paragraph" style:parent-style-name="Standard">
      <style:paragraph-properties fo:margin-top="0in" fo:margin-bottom="0in" loext:contextual-spacing="false" fo:line-height="0.2661in"/>
      <style:text-properties style:use-window-font-color="true" fo:font-size="10pt" style:font-size-asian="10pt" style:font-size-complex="10pt"/>
    </style:style>
    <style:style style:name="P28" style:family="paragraph" style:parent-style-name="Standard">
      <style:paragraph-properties fo:margin-top="0in" fo:margin-bottom="0in" loext:contextual-spacing="false" fo:line-height="0.1638in"/>
      <style:text-properties style:use-window-font-color="true" fo:font-size="10pt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0.1598in"/>
      <style:text-properties style:use-window-font-color="true" fo:font-size="10pt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0.1508in"/>
      <style:text-properties style:use-window-font-color="true" fo:font-size="10pt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0.15in"/>
      <style:text-properties style:use-window-font-color="true" fo:font-size="10pt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0.1862in"/>
      <style:text-properties style:use-window-font-color="true" fo:font-size="10pt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line-height="0.0319in"/>
      <style:text-properties style:use-window-font-color="true" fo:font-size="10pt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0.2189in"/>
      <style:text-properties style:use-window-font-color="true" fo:font-size="10pt" style:font-size-asian="10pt" style:font-size-complex="10pt"/>
    </style:style>
    <style:style style:name="P35" style:family="paragraph" style:parent-style-name="Standard">
      <style:paragraph-properties fo:margin-top="0in" fo:margin-bottom="0in" loext:contextual-spacing="false" fo:line-height="0.152in"/>
      <style:text-properties style:use-window-font-color="true" fo:font-size="10pt" style:font-size-asian="10pt" style:font-size-complex="10pt"/>
    </style:style>
    <style:style style:name="P36" style:family="paragraph" style:parent-style-name="Standard">
      <style:paragraph-properties fo:margin-top="0in" fo:margin-bottom="0in" loext:contextual-spacing="false" fo:line-height="0.239in"/>
      <style:text-properties style:use-window-font-color="true" fo:font-size="10pt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 fo:line-height="0.1874in"/>
      <style:text-properties style:use-window-font-color="true" fo:font-size="10pt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0.2134in"/>
      <style:text-properties style:use-window-font-color="true" fo:font-size="10pt" style:font-size-asian="10pt" style:font-size-complex="10pt"/>
    </style:style>
    <style:style style:name="P39" style:family="paragraph" style:parent-style-name="Standard">
      <style:paragraph-properties fo:margin-top="0in" fo:margin-bottom="0in" loext:contextual-spacing="false" fo:line-height="0.248in"/>
      <style:text-properties style:use-window-font-color="true" fo:font-size="10pt" style:font-size-asian="10pt" style:font-size-complex="10pt"/>
    </style:style>
    <style:style style:name="P40" style:family="paragraph" style:parent-style-name="Standard">
      <style:paragraph-properties fo:margin-top="0in" fo:margin-bottom="0in" loext:contextual-spacing="false" fo:line-height="0.2638in"/>
      <style:text-properties style:use-window-font-color="true" fo:font-size="10pt" style:font-size-asian="10pt" style:font-size-complex="10pt"/>
    </style:style>
    <style:style style:name="P41" style:family="paragraph" style:parent-style-name="Standard">
      <style:paragraph-properties fo:margin-top="0in" fo:margin-bottom="0in" loext:contextual-spacing="false" fo:line-height="0.2055in"/>
      <style:text-properties style:use-window-font-color="true" fo:font-size="10pt" style:font-size-asian="10pt" style:font-size-complex="10pt"/>
    </style:style>
    <style:style style:name="P42" style:family="paragraph" style:parent-style-name="Standard">
      <style:paragraph-properties fo:margin-top="0in" fo:margin-bottom="0in" loext:contextual-spacing="false" fo:line-height="0.0016in"/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43" style:family="paragraph" style:parent-style-name="Standard">
      <style:paragraph-properties fo:margin-top="0in" fo:margin-bottom="0in" loext:contextual-spacing="false" fo:line-height="0.1291in"/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44" style:family="paragraph" style:parent-style-name="Standard">
      <style:paragraph-properties fo:margin-top="0in" fo:margin-bottom="0in" loext:contextual-spacing="false" fo:line-height="0.2327in"/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45" style:family="paragraph" style:parent-style-name="Standard">
      <style:paragraph-properties fo:margin-top="0in" fo:margin-bottom="0in" loext:contextual-spacing="false" fo:line-height="0.0228in"/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46" style:family="paragraph" style:parent-style-name="Standard">
      <style:paragraph-properties fo:margin-top="0in" fo:margin-bottom="0in" loext:contextual-spacing="false" fo:line-height="0.139in"/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47" style:family="paragraph" style:parent-style-name="Standard">
      <style:paragraph-properties fo:margin-top="0in" fo:margin-bottom="0in" loext:contextual-spacing="false"/>
      <style:text-properties style:use-window-font-color="true" style:font-name="Arial" fo:font-size="14pt" style:font-name-asian="Arial1" style:font-size-asian="14pt" style:font-name-complex="Arial1" style:font-size-complex="14pt"/>
    </style:style>
    <style:style style:name="P48" style:family="paragraph" style:parent-style-name="Standard">
      <style:paragraph-properties fo:margin-top="0in" fo:margin-bottom="0in" loext:contextual-spacing="false" fo:line-height="0.1154in"/>
      <style:text-properties style:use-window-font-color="true" style:font-name="Arial" fo:font-size="14pt" style:font-name-asian="Arial1" style:font-size-asian="14pt" style:font-name-complex="Arial1" style:font-size-complex="14pt"/>
    </style:style>
    <style:style style:name="P49" style:family="paragraph" style:parent-style-name="Standard">
      <style:paragraph-properties fo:margin-top="0in" fo:margin-bottom="0in" loext:contextual-spacing="false"/>
      <style:text-properties style:use-window-font-color="true" fo:font-size="1pt" style:font-size-asian="1pt" style:font-size-complex="1pt"/>
    </style:style>
    <style:style style:name="P50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1" style:family="paragraph" style:parent-style-name="Standard">
      <style:paragraph-properties fo:margin-top="0in" fo:margin-bottom="0in" loext:contextual-spacing="false" fo:text-align="end" style:justify-single-word="false"/>
    </style:style>
    <style:style style:name="P52" style:family="paragraph" style:parent-style-name="Standard">
      <style:paragraph-properties fo:margin-top="0in" fo:margin-bottom="0in" loext:contextual-spacing="false" fo:line-height="0.139in"/>
    </style:style>
    <style:style style:name="P53" style:family="paragraph" style:parent-style-name="Standard" style:master-page-name="Standard">
      <style:paragraph-properties fo:margin-top="0in" fo:margin-bottom="0in" loext:contextual-spacing="false" fo:line-height="0.139in" style:page-number="auto"/>
      <style:text-properties style:use-window-font-color="true" fo:font-size="12pt" style:font-size-asian="12pt" style:font-size-complex="12pt"/>
    </style:style>
    <style:style style:name="P54" style:family="paragraph" style:parent-style-name="Standard" style:master-page-name="Converted1">
      <style:paragraph-properties fo:margin-top="0in" fo:margin-bottom="0in" loext:contextual-spacing="false" style:page-number="auto"/>
    </style:style>
    <style:style style:name="P55" style:family="paragraph" style:parent-style-name="Standard">
      <style:paragraph-properties fo:margin-top="0in" fo:margin-bottom="0in" loext:contextual-spacing="false" fo:break-before="page"/>
    </style:style>
    <style:style style:name="P56" style:family="paragraph" style:parent-style-name="Standard">
      <style:paragraph-properties fo:margin-left="0in" fo:margin-right="0.1618in" fo:margin-top="0in" fo:margin-bottom="0in" loext:contextual-spacing="false" fo:text-align="center" style:justify-single-word="false" fo:text-indent="0in" style:auto-text-indent="false"/>
    </style:style>
    <style:style style:name="P57" style:family="paragraph" style:parent-style-name="Standard">
      <style:paragraph-properties fo:margin-left="0.148in" fo:margin-right="0in" fo:margin-top="0in" fo:margin-bottom="0in" loext:contextual-spacing="false" fo:text-align="center" style:justify-single-word="false" fo:text-indent="0in" style:auto-text-indent="false"/>
    </style:style>
    <style:style style:name="P58" style:family="paragraph" style:parent-style-name="Standard">
      <style:paragraph-properties fo:margin-left="0in" fo:margin-right="0.148in" fo:margin-top="0in" fo:margin-bottom="0in" loext:contextual-spacing="false" fo:text-align="center" style:justify-single-word="false" fo:text-indent="0in" style:auto-text-indent="false"/>
    </style:style>
    <style:style style:name="P59" style:family="paragraph" style:parent-style-name="Standard">
      <style:paragraph-properties fo:margin-left="0.1618in" fo:margin-right="0in" fo:margin-top="0in" fo:margin-bottom="0in" loext:contextual-spacing="false" fo:text-align="center" style:justify-single-word="false" fo:text-indent="0in" style:auto-text-indent="false"/>
    </style:style>
    <style:style style:name="P60" style:family="paragraph" style:parent-style-name="Standard">
      <style:paragraph-properties fo:margin-left="0in" fo:margin-right="0.1756in" fo:margin-top="0in" fo:margin-bottom="0in" loext:contextual-spacing="false" fo:text-align="center" style:justify-single-word="false" fo:text-indent="0in" style:auto-text-indent="false"/>
    </style:style>
    <style:style style:name="P61" style:family="paragraph" style:parent-style-name="Standard">
      <style:paragraph-properties fo:margin-left="0in" fo:margin-right="0.0555in" fo:margin-top="0in" fo:margin-bottom="0in" loext:contextual-spacing="false" fo:text-align="center" style:justify-single-word="false" fo:text-indent="0in" style:auto-text-indent="false"/>
    </style:style>
    <style:style style:name="P62" style:family="paragraph" style:parent-style-name="Standard">
      <style:paragraph-properties fo:margin-left="0.0835in" fo:margin-right="0in" fo:margin-top="0in" fo:margin-bottom="0in" loext:contextual-spacing="false" fo:text-indent="0in" style:auto-text-indent="false"/>
    </style:style>
    <style:style style:name="P63" style:family="paragraph" style:parent-style-name="Standard">
      <style:paragraph-properties fo:margin-left="0.0693in" fo:margin-right="0in" fo:margin-top="0in" fo:margin-bottom="0in" loext:contextual-spacing="false" fo:text-indent="0in" style:auto-text-indent="false"/>
    </style:style>
    <style:style style:name="P64" style:family="paragraph" style:parent-style-name="Standard">
      <style:paragraph-properties fo:margin-left="0.0555in" fo:margin-right="0in" fo:margin-top="0in" fo:margin-bottom="0in" loext:contextual-spacing="false" fo:text-indent="0in" style:auto-text-indent="false"/>
    </style:style>
    <style:style style:name="P65" style:family="paragraph" style:parent-style-name="Standard" style:master-page-name="Converted2">
      <style:paragraph-properties fo:margin-left="0.5in" fo:margin-right="0.5555in" fo:margin-top="0in" fo:margin-bottom="0in" loext:contextual-spacing="false" fo:line-height="126%" fo:text-indent="-0.1866in" style:auto-text-indent="false" style:page-number="auto"/>
    </style:style>
    <style:style style:name="P66" style:family="paragraph" style:parent-style-name="Standard">
      <style:paragraph-properties fo:margin-left="0.75in" fo:margin-right="0in" fo:margin-top="0in" fo:margin-bottom="0in" loext:contextual-spacing="false" fo:line-height="141%" fo:text-indent="-0.1965in" style:auto-text-indent="false"/>
    </style:style>
    <style:style style:name="P67" style:family="paragraph" style:parent-style-name="Standard">
      <style:paragraph-properties fo:margin-left="0.75in" fo:margin-right="0in" fo:margin-top="0in" fo:margin-bottom="0in" loext:contextual-spacing="false" fo:line-height="129%" fo:text-align="justify" style:justify-single-word="false" fo:text-indent="-0.1965in" style:auto-text-indent="false"/>
    </style:style>
    <style:style style:name="P68" style:family="paragraph" style:parent-style-name="Standard">
      <style:paragraph-properties fo:margin-left="0.5555in" fo:margin-right="0in" fo:margin-top="0in" fo:margin-bottom="0in" loext:contextual-spacing="false" fo:text-indent="0in" style:auto-text-indent="false">
        <style:tab-stops>
          <style:tab-stop style:position="1.222in"/>
        </style:tab-stops>
      </style:paragraph-properties>
    </style:style>
    <style:style style:name="P69" style:family="paragraph" style:parent-style-name="Standard" style:list-style-name="WWNum1">
      <style:paragraph-properties fo:margin-left="1in" fo:margin-right="0in" fo:margin-top="0in" fo:margin-bottom="0in" loext:contextual-spacing="false" fo:line-height="121%" fo:text-indent="-0.2528in" style:auto-text-indent="false">
        <style:tab-stops>
          <style:tab-stop style:position="1in"/>
        </style:tab-stops>
      </style:paragraph-properties>
    </style:style>
    <style:style style:name="P70" style:family="paragraph" style:parent-style-name="Standard" style:list-style-name="WWNum1">
      <style:paragraph-properties fo:margin-left="1in" fo:margin-right="0in" fo:margin-top="0in" fo:margin-bottom="0in" loext:contextual-spacing="false" fo:line-height="141%" fo:text-indent="-0.2528in" style:auto-text-indent="false">
        <style:tab-stops>
          <style:tab-stop style:position="1in"/>
        </style:tab-stops>
      </style:paragraph-properties>
    </style:style>
    <style:style style:name="P71" style:family="paragraph" style:parent-style-name="Standard">
      <style:paragraph-properties fo:margin-left="0.0417in" fo:margin-right="0in" fo:margin-top="0in" fo:margin-bottom="0in" loext:contextual-spacing="false" fo:text-indent="0in" style:auto-text-indent="false"/>
    </style:style>
    <style:style style:name="P72" style:family="paragraph" style:parent-style-name="Standard">
      <style:paragraph-properties fo:margin-left="0.0417in" fo:margin-right="0in" fo:margin-top="0in" fo:margin-bottom="0in" loext:contextual-spacing="false" fo:line-height="0.1882in" fo:text-indent="0in" style:auto-text-indent="false"/>
    </style:style>
    <style:style style:name="P73" style:family="paragraph" style:parent-style-name="Standard">
      <style:paragraph-properties fo:margin-left="0.028in" fo:margin-right="0in" fo:margin-top="0in" fo:margin-bottom="0in" loext:contextual-spacing="false" fo:text-indent="0in" style:auto-text-indent="false"/>
    </style:style>
    <style:style style:name="P74" style:family="paragraph" style:parent-style-name="Standard">
      <style:paragraph-properties fo:margin-left="0.028in" fo:margin-right="0in" fo:margin-top="0in" fo:margin-bottom="0in" loext:contextual-spacing="false" fo:line-height="0.1882in" fo:text-indent="0in" style:auto-text-indent="false"/>
    </style:style>
    <style:style style:name="P75" style:family="paragraph" style:parent-style-name="Standard">
      <style:paragraph-properties fo:margin-left="0.028in" fo:margin-right="0in" fo:margin-top="0in" fo:margin-bottom="0in" loext:contextual-spacing="false" fo:text-align="center" style:justify-single-word="false" fo:text-indent="0in" style:auto-text-indent="false"/>
    </style:style>
    <style:style style:name="P76" style:family="paragraph" style:parent-style-name="Standard">
      <style:paragraph-properties fo:margin-left="6.8193in" fo:margin-right="0in" fo:margin-top="0in" fo:margin-bottom="0in" loext:contextual-spacing="false" fo:text-indent="0in" style:auto-text-indent="false"/>
      <style:text-properties style:use-window-font-color="true" fo:font-size="10pt" style:font-size-asian="10pt" style:font-size-complex="10pt"/>
    </style:style>
    <style:style style:name="P77" style:family="paragraph" style:parent-style-name="Standard" style:master-page-name="Converted3">
      <style:paragraph-properties fo:margin-left="0.0972in" fo:margin-right="0in" fo:margin-top="0in" fo:margin-bottom="0in" loext:contextual-spacing="false" fo:text-indent="0in" style:auto-text-indent="false" style:page-number="auto"/>
    </style:style>
    <style:style style:name="P78" style:family="paragraph" style:parent-style-name="Standard" style:master-page-name="Converted7">
      <style:paragraph-properties fo:margin-left="0.0972in" fo:margin-right="0in" fo:margin-top="0in" fo:margin-bottom="0in" loext:contextual-spacing="false" fo:text-indent="0in" style:auto-text-indent="false" style:page-number="auto"/>
    </style:style>
    <style:style style:name="P79" style:family="paragraph" style:parent-style-name="Standard" style:master-page-name="Converted8">
      <style:paragraph-properties fo:margin-left="0.0972in" fo:margin-right="0in" fo:margin-top="0in" fo:margin-bottom="0in" loext:contextual-spacing="false" fo:text-indent="0in" style:auto-text-indent="false" style:page-number="auto"/>
    </style:style>
    <style:style style:name="P80" style:family="paragraph" style:parent-style-name="Standard" style:master-page-name="Converted9">
      <style:paragraph-properties fo:margin-left="0.0972in" fo:margin-right="0in" fo:margin-top="0in" fo:margin-bottom="0in" loext:contextual-spacing="false" fo:text-indent="0in" style:auto-text-indent="false" style:page-number="auto"/>
    </style:style>
    <style:style style:name="P81" style:family="paragraph" style:parent-style-name="Standard" style:master-page-name="Converted10">
      <style:paragraph-properties fo:margin-left="0.0972in" fo:margin-right="0in" fo:margin-top="0in" fo:margin-bottom="0in" loext:contextual-spacing="false" fo:text-indent="0in" style:auto-text-indent="false" style:page-number="auto"/>
    </style:style>
    <style:style style:name="P82" style:family="paragraph" style:parent-style-name="Standard" style:master-page-name="Converted12">
      <style:paragraph-properties fo:margin-left="0.0972in" fo:margin-right="0in" fo:margin-top="0in" fo:margin-bottom="0in" loext:contextual-spacing="false" fo:text-indent="0in" style:auto-text-indent="false" style:page-number="auto"/>
    </style:style>
    <style:style style:name="P83" style:family="paragraph" style:parent-style-name="Standard">
      <style:paragraph-properties fo:margin-left="0.3472in" fo:margin-right="0in" fo:margin-top="0in" fo:margin-bottom="0in" loext:contextual-spacing="false" fo:line-height="116%" fo:text-align="justify" style:justify-single-word="false" fo:text-indent="0in" style:auto-text-indent="false"/>
    </style:style>
    <style:style style:name="P84" style:family="paragraph" style:parent-style-name="Standard">
      <style:paragraph-properties fo:margin-left="0.3472in" fo:margin-right="0in" fo:margin-top="0in" fo:margin-bottom="0in" loext:contextual-spacing="false" fo:text-indent="0in" style:auto-text-indent="false">
        <style:tab-stops>
          <style:tab-stop style:position="1.0138in"/>
        </style:tab-stops>
      </style:paragraph-properties>
    </style:style>
    <style:style style:name="P85" style:family="paragraph" style:parent-style-name="Standard">
      <style:paragraph-properties fo:margin-left="0.3472in" fo:margin-right="0in" fo:margin-top="0in" fo:margin-bottom="0in" loext:contextual-spacing="false" fo:text-indent="0in" style:auto-text-indent="false">
        <style:tab-stops>
          <style:tab-stop style:position="1.0138in"/>
          <style:tab-stop style:position="1.4307in"/>
          <style:tab-stop style:position="2.3193in"/>
          <style:tab-stop style:position="3in"/>
          <style:tab-stop style:position="3.8472in"/>
          <style:tab-stop style:position="4.4445in"/>
          <style:tab-stop style:position="5.611in"/>
          <style:tab-stop style:position="6.5972in"/>
        </style:tab-stops>
      </style:paragraph-properties>
    </style:style>
    <style:style style:name="P86" style:family="paragraph" style:parent-style-name="Standard" style:master-page-name="Converted4">
      <style:paragraph-properties fo:margin-left="0.3472in" fo:margin-right="0in" fo:margin-top="0in" fo:margin-bottom="0in" loext:contextual-spacing="false" fo:text-indent="0in" style:auto-text-indent="false" style:page-number="auto">
        <style:tab-stops>
          <style:tab-stop style:position="1.0138in"/>
        </style:tab-stops>
      </style:paragraph-properties>
    </style:style>
    <style:style style:name="P87" style:family="paragraph" style:parent-style-name="Standard" style:master-page-name="Converted6">
      <style:paragraph-properties fo:margin-left="0.3472in" fo:margin-right="0in" fo:margin-top="0in" fo:margin-bottom="0in" loext:contextual-spacing="false" fo:text-indent="0in" style:auto-text-indent="false" style:page-number="auto">
        <style:tab-stops>
          <style:tab-stop style:position="1.0138in"/>
        </style:tab-stops>
      </style:paragraph-properties>
    </style:style>
    <style:style style:name="P88" style:family="paragraph" style:parent-style-name="Standard">
      <style:paragraph-properties fo:margin-left="0.5417in" fo:margin-right="0in" fo:margin-top="0in" fo:margin-bottom="0in" loext:contextual-spacing="false" fo:line-height="139%" fo:text-align="justify" style:justify-single-word="false" fo:text-indent="-0.1965in" style:auto-text-indent="false"/>
    </style:style>
    <style:style style:name="P89" style:family="paragraph" style:parent-style-name="Standard">
      <style:paragraph-properties fo:margin-left="0.5417in" fo:margin-right="0in" fo:margin-top="0in" fo:margin-bottom="0in" loext:contextual-spacing="false" fo:line-height="141%" fo:text-indent="-0.1965in" style:auto-text-indent="false"/>
    </style:style>
    <style:style style:name="P90" style:family="paragraph" style:parent-style-name="Standard">
      <style:paragraph-properties fo:margin-left="0.5417in" fo:margin-right="0in" fo:margin-top="0in" fo:margin-bottom="0in" loext:contextual-spacing="false" fo:line-height="129%" fo:text-align="justify" style:justify-single-word="false" fo:text-indent="-0.1965in" style:auto-text-indent="false"/>
    </style:style>
    <style:style style:name="P91" style:family="paragraph" style:parent-style-name="Standard">
      <style:paragraph-properties fo:margin-left="0.5417in" fo:margin-right="0in" fo:margin-top="0in" fo:margin-bottom="0in" loext:contextual-spacing="false" fo:line-height="142%" fo:text-indent="-0.1965in" style:auto-text-indent="false"/>
    </style:style>
    <style:style style:name="P92" style:family="paragraph" style:parent-style-name="Standard" style:list-style-name="WWNum2">
      <style:paragraph-properties fo:margin-left="0.7917in" fo:margin-right="0in" fo:margin-top="0in" fo:margin-bottom="0in" loext:contextual-spacing="false" fo:text-align="start" style:justify-single-word="false" fo:keep-together="auto" fo:orphans="2" fo:widows="2" fo:text-indent="-0.252in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0.7917in"/>
        </style:tab-stops>
      </style:paragraph-properties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93" style:family="paragraph" style:parent-style-name="Standard">
      <style:paragraph-properties fo:margin-left="0.7917in" fo:margin-right="0in" fo:margin-top="0in" fo:margin-bottom="0in" loext:contextual-spacing="false" fo:line-height="141%" fo:text-indent="-0.1965in" style:auto-text-indent="false"/>
    </style:style>
    <style:style style:name="P94" style:family="paragraph" style:parent-style-name="Standard">
      <style:paragraph-properties fo:margin-left="0.7917in" fo:margin-right="0in" fo:margin-top="0in" fo:margin-bottom="0in" loext:contextual-spacing="false" fo:line-height="141%" fo:text-align="justify" style:justify-single-word="false" fo:text-indent="-0.1965in" style:auto-text-indent="false"/>
    </style:style>
    <style:style style:name="P95" style:family="paragraph" style:parent-style-name="Standard">
      <style:paragraph-properties fo:margin-left="0.7917in" fo:margin-right="0in" fo:margin-top="0in" fo:margin-bottom="0in" loext:contextual-spacing="false" fo:line-height="142%" fo:text-indent="-0.1965in" style:auto-text-indent="false"/>
    </style:style>
    <style:style style:name="P96" style:family="paragraph" style:parent-style-name="Standard">
      <style:paragraph-properties fo:margin-left="0.7917in" fo:margin-right="0in" fo:margin-top="0in" fo:margin-bottom="0in" loext:contextual-spacing="false" fo:line-height="121%" fo:text-indent="-0.1965in" style:auto-text-indent="false"/>
    </style:style>
    <style:style style:name="P97" style:family="paragraph" style:parent-style-name="Standard">
      <style:paragraph-properties fo:margin-left="0.7917in" fo:margin-right="0in" fo:margin-top="0in" fo:margin-bottom="0in" loext:contextual-spacing="false" fo:line-height="121%" fo:text-align="justify" style:justify-single-word="false" fo:text-indent="-0.1965in" style:auto-text-indent="false"/>
    </style:style>
    <style:style style:name="P98" style:family="paragraph" style:parent-style-name="Standard">
      <style:paragraph-properties fo:margin-left="0.7917in" fo:margin-right="0in" fo:margin-top="0in" fo:margin-bottom="0in" loext:contextual-spacing="false" fo:line-height="129%" fo:text-align="justify" style:justify-single-word="false" fo:text-indent="-0.1965in" style:auto-text-indent="false"/>
    </style:style>
    <style:style style:name="P99" style:family="paragraph" style:parent-style-name="Standard">
      <style:paragraph-properties fo:margin-left="0.7917in" fo:margin-right="0in" fo:margin-top="0in" fo:margin-bottom="0in" loext:contextual-spacing="false" fo:line-height="116%" fo:text-align="justify" style:justify-single-word="false" fo:text-indent="-0.1965in" style:auto-text-indent="false"/>
    </style:style>
    <style:style style:name="P100" style:family="paragraph" style:parent-style-name="Standard">
      <style:paragraph-properties fo:margin-left="0.7917in" fo:margin-right="0in" fo:margin-top="0in" fo:margin-bottom="0in" loext:contextual-spacing="false" fo:line-height="139%" fo:text-align="justify" style:justify-single-word="false" fo:text-indent="-0.1965in" style:auto-text-indent="false"/>
    </style:style>
    <style:style style:name="P101" style:family="paragraph" style:parent-style-name="Standard" style:list-style-name="WWNum3">
      <style:paragraph-properties fo:margin-left="1.0417in" fo:margin-right="0in" fo:margin-top="0in" fo:margin-bottom="0in" loext:contextual-spacing="false" fo:line-height="141%" fo:text-indent="-0.2528in" style:auto-text-indent="false">
        <style:tab-stops>
          <style:tab-stop style:position="1.0417in"/>
        </style:tab-stops>
      </style:paragraph-properties>
    </style:style>
    <style:style style:name="P102" style:family="paragraph" style:parent-style-name="Standard" style:list-style-name="WWNum10">
      <style:paragraph-properties fo:margin-left="1.0417in" fo:margin-right="0in" fo:margin-top="0in" fo:margin-bottom="0in" loext:contextual-spacing="false" fo:line-height="141%" fo:text-indent="-0.2528in" style:auto-text-indent="false">
        <style:tab-stops>
          <style:tab-stop style:position="1.0417in"/>
        </style:tab-stops>
      </style:paragraph-properties>
    </style:style>
    <style:style style:name="P103" style:family="paragraph" style:parent-style-name="Standard" style:list-style-name="WWNum3">
      <style:paragraph-properties fo:margin-left="1.0417in" fo:margin-right="0in" fo:margin-top="0in" fo:margin-bottom="0in" loext:contextual-spacing="false" fo:text-indent="-0.2528in" style:auto-text-indent="false">
        <style:tab-stops>
          <style:tab-stop style:position="1.0417in"/>
        </style:tab-stops>
      </style:paragraph-properties>
    </style:style>
    <style:style style:name="P104" style:family="paragraph" style:parent-style-name="Standard" style:list-style-name="WWNum6">
      <style:paragraph-properties fo:margin-left="1.0417in" fo:margin-right="0in" fo:margin-top="0in" fo:margin-bottom="0in" loext:contextual-spacing="false" fo:text-indent="-0.2528in" style:auto-text-indent="false">
        <style:tab-stops>
          <style:tab-stop style:position="1.0417in"/>
        </style:tab-stops>
      </style:paragraph-properties>
    </style:style>
    <style:style style:name="P105" style:family="paragraph" style:parent-style-name="Standard" style:list-style-name="WWNum9">
      <style:paragraph-properties fo:margin-left="1.0417in" fo:margin-right="0in" fo:margin-top="0in" fo:margin-bottom="0in" loext:contextual-spacing="false" fo:text-indent="-0.2528in" style:auto-text-indent="false">
        <style:tab-stops>
          <style:tab-stop style:position="1.0417in"/>
        </style:tab-stops>
      </style:paragraph-properties>
    </style:style>
    <style:style style:name="P106" style:family="paragraph" style:parent-style-name="Standard" style:list-style-name="WWNum8">
      <style:paragraph-properties fo:margin-left="1.0417in" fo:margin-right="0in" fo:margin-top="0in" fo:margin-bottom="0in" loext:contextual-spacing="false" fo:line-height="121%" fo:text-indent="-0.2528in" style:auto-text-indent="false">
        <style:tab-stops>
          <style:tab-stop style:position="1.0417in"/>
        </style:tab-stops>
      </style:paragraph-properties>
    </style:style>
    <style:style style:name="P107" style:family="paragraph" style:parent-style-name="Standard" style:list-style-name="WWNum6">
      <style:paragraph-properties fo:margin-left="1.0417in" fo:margin-right="0in" fo:margin-top="0in" fo:margin-bottom="0in" loext:contextual-spacing="false" fo:line-height="129%" fo:text-align="justify" style:justify-single-word="false" fo:text-indent="-0.2528in" style:auto-text-indent="false">
        <style:tab-stops>
          <style:tab-stop style:position="1.0417in"/>
        </style:tab-stops>
      </style:paragraph-properties>
    </style:style>
    <style:style style:name="P108" style:family="paragraph" style:parent-style-name="Standard" style:list-style-name="WWNum7">
      <style:paragraph-properties fo:margin-left="1.0417in" fo:margin-right="0in" fo:margin-top="0in" fo:margin-bottom="0in" loext:contextual-spacing="false" fo:line-height="129%" fo:text-align="justify" style:justify-single-word="false" fo:text-indent="-0.2528in" style:auto-text-indent="false">
        <style:tab-stops>
          <style:tab-stop style:position="1.0417in"/>
        </style:tab-stops>
      </style:paragraph-properties>
    </style:style>
    <style:style style:name="P109" style:family="paragraph" style:parent-style-name="Standard" style:list-style-name="WWNum8">
      <style:paragraph-properties fo:margin-left="1.0417in" fo:margin-right="0in" fo:margin-top="0in" fo:margin-bottom="0in" loext:contextual-spacing="false" fo:line-height="129%" fo:text-align="justify" style:justify-single-word="false" fo:text-indent="-0.2528in" style:auto-text-indent="false">
        <style:tab-stops>
          <style:tab-stop style:position="1.0417in"/>
        </style:tab-stops>
      </style:paragraph-properties>
    </style:style>
    <style:style style:name="P110" style:family="paragraph" style:parent-style-name="Standard" style:list-style-name="WWNum8">
      <style:paragraph-properties fo:margin-left="1.0417in" fo:margin-right="0in" fo:margin-top="0in" fo:margin-bottom="0in" loext:contextual-spacing="false" fo:line-height="116%" fo:text-align="justify" style:justify-single-word="false" fo:text-indent="-0.2528in" style:auto-text-indent="false">
        <style:tab-stops>
          <style:tab-stop style:position="1.0417in"/>
        </style:tab-stops>
      </style:paragraph-properties>
    </style:style>
    <style:style style:name="P111" style:family="paragraph" style:parent-style-name="Standard" style:list-style-name="WWNum3">
      <style:paragraph-properties fo:margin-left="1.0417in" fo:margin-right="0in" fo:margin-top="0in" fo:margin-bottom="0in" loext:contextual-spacing="false" fo:line-height="121%" fo:text-indent="-0.2528in" style:auto-text-indent="false">
        <style:tab-stops>
          <style:tab-stop style:position="1.0417in"/>
        </style:tab-stops>
      </style:paragraph-properties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112" style:family="paragraph" style:parent-style-name="Standard" style:list-style-name="WWNum3">
      <style:paragraph-properties fo:margin-left="1.0417in" fo:margin-right="0in" fo:margin-top="0in" fo:margin-bottom="0in" loext:contextual-spacing="false" fo:text-indent="-0.2528in" style:auto-text-indent="false">
        <style:tab-stops>
          <style:tab-stop style:position="1.0417in"/>
        </style:tab-stops>
      </style:paragraph-properties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113" style:family="paragraph" style:parent-style-name="Standard" style:list-style-name="WWNum3">
      <style:paragraph-properties fo:margin-left="1.0398in" fo:margin-right="0in" fo:margin-top="0in" fo:margin-bottom="0in" loext:contextual-spacing="false" fo:text-align="start" style:justify-single-word="false" fo:keep-together="auto" fo:orphans="2" fo:widows="2" fo:text-indent="-0.252in" style:auto-text-indent="false" fo:break-before="auto" fo:break-after="auto" fo:keep-with-next="auto" style:punctuation-wrap="simple" style:vertical-align="auto" style:snap-to-layout-grid="true" style:writing-mode="lr-tb">
        <style:tab-stops>
          <style:tab-stop style:position="1.0417in"/>
        </style:tab-stops>
      </style:paragraph-properties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114" style:family="paragraph" style:parent-style-name="Standard">
      <style:paragraph-properties fo:margin-left="0.5417in" fo:margin-right="0.8193in" fo:margin-top="0in" fo:margin-bottom="0in" loext:contextual-spacing="false" fo:line-height="126%" fo:text-indent="-0.1866in" style:auto-text-indent="false"/>
    </style:style>
    <style:style style:name="P115" style:family="paragraph" style:parent-style-name="Standard">
      <style:paragraph-properties fo:margin-left="0.5972in" fo:margin-right="0in" fo:margin-top="0in" fo:margin-bottom="0in" loext:contextual-spacing="false" fo:text-indent="0in" style:auto-text-indent="false"/>
    </style:style>
    <style:style style:name="P116" style:family="paragraph" style:parent-style-name="Standard">
      <style:paragraph-properties fo:margin-left="0.5972in" fo:margin-right="0in" fo:margin-top="0in" fo:margin-bottom="0in" loext:contextual-spacing="false" fo:text-indent="0in" style:auto-text-indent="false">
        <style:tab-stops>
          <style:tab-stop style:position="1.2638in"/>
        </style:tab-stops>
      </style:paragraph-properties>
    </style:style>
    <style:style style:name="P117" style:family="paragraph" style:parent-style-name="Standard">
      <style:paragraph-properties fo:margin-left="0.5972in" fo:margin-right="0in" fo:margin-top="0in" fo:margin-bottom="0in" loext:contextual-spacing="false" fo:text-indent="0in" style:auto-text-indent="false">
        <style:tab-stops>
          <style:tab-stop style:position="1.3193in"/>
        </style:tab-stops>
      </style:paragraph-properties>
    </style:style>
    <style:style style:name="P118" style:family="paragraph" style:parent-style-name="Standard">
      <style:paragraph-properties fo:margin-left="1.0417in" fo:margin-right="0in" fo:margin-top="0in" fo:margin-bottom="0in" loext:contextual-spacing="false" fo:line-height="141%" fo:text-indent="-0.1965in" style:auto-text-indent="false"/>
    </style:style>
    <style:style style:name="P119" style:family="paragraph" style:parent-style-name="Standard" style:list-style-name="WWNum4">
      <style:paragraph-properties fo:margin-left="1.2917in" fo:margin-right="0in" fo:margin-top="0in" fo:margin-bottom="0in" loext:contextual-spacing="false" fo:line-height="129%" fo:text-align="justify" style:justify-single-word="false" fo:text-indent="-0.2528in" style:auto-text-indent="false">
        <style:tab-stops>
          <style:tab-stop style:position="1.2917in"/>
        </style:tab-stops>
      </style:paragraph-properties>
    </style:style>
    <style:style style:name="P120" style:family="paragraph" style:parent-style-name="Standard" style:list-style-name="WWNum5">
      <style:paragraph-properties fo:margin-left="1.2917in" fo:margin-right="0in" fo:margin-top="0in" fo:margin-bottom="0in" loext:contextual-spacing="false" fo:line-height="141%" fo:text-indent="-0.2528in" style:auto-text-indent="false">
        <style:tab-stops>
          <style:tab-stop style:position="1.2917in"/>
        </style:tab-stops>
      </style:paragraph-properties>
    </style:style>
    <style:style style:name="P121" style:family="paragraph" style:parent-style-name="Standard" style:list-style-name="WWNum5">
      <style:paragraph-properties fo:margin-left="1.2917in" fo:margin-right="0in" fo:margin-top="0in" fo:margin-bottom="0in" loext:contextual-spacing="false" fo:line-height="139%" fo:text-align="justify" style:justify-single-word="false" fo:text-indent="-0.2528in" style:auto-text-indent="false">
        <style:tab-stops>
          <style:tab-stop style:position="1.2917in"/>
        </style:tab-stops>
      </style:paragraph-properties>
    </style:style>
    <style:style style:name="P122" style:family="paragraph" style:parent-style-name="Standard" style:list-style-name="WWNum5">
      <style:paragraph-properties fo:margin-left="1.2917in" fo:margin-right="0in" fo:margin-top="0in" fo:margin-bottom="0in" loext:contextual-spacing="false" fo:text-indent="-0.2528in" style:auto-text-indent="false">
        <style:tab-stops>
          <style:tab-stop style:position="1.2917in"/>
        </style:tab-stops>
      </style:paragraph-properties>
    </style:style>
    <style:style style:name="P123" style:family="paragraph" style:parent-style-name="Standard">
      <style:paragraph-properties fo:margin-left="6.611in" fo:margin-right="0in" fo:margin-top="0in" fo:margin-bottom="0in" loext:contextual-spacing="false" fo:text-indent="0in" style:auto-text-indent="false"/>
    </style:style>
    <style:style style:name="P124" style:family="paragraph" style:parent-style-name="Standard" style:master-page-name="Converted5">
      <style:paragraph-properties fo:margin-left="0.5417in" fo:margin-right="0.1945in" fo:margin-top="0in" fo:margin-bottom="0in" loext:contextual-spacing="false" fo:line-height="123%" fo:text-indent="-0.1866in" style:auto-text-indent="false" style:page-number="auto"/>
    </style:style>
    <style:style style:name="P125" style:family="paragraph" style:parent-style-name="Standard">
      <style:paragraph-properties fo:margin-left="0.5417in" fo:margin-right="0.5972in" fo:margin-top="0in" fo:margin-bottom="0in" loext:contextual-spacing="false" fo:line-height="126%" fo:text-indent="-0.1866in" style:auto-text-indent="false"/>
    </style:style>
    <style:style style:name="P126" style:family="paragraph" style:parent-style-name="Standard">
      <style:paragraph-properties fo:margin-left="1.0417in" fo:margin-right="0in" fo:margin-top="0in" fo:margin-bottom="0in" loext:contextual-spacing="false" fo:line-height="139%" fo:text-align="justify" style:justify-single-word="false" fo:text-indent="0in" style:auto-text-indent="false"/>
    </style:style>
    <style:style style:name="P127" style:family="paragraph" style:parent-style-name="Standard">
      <style:paragraph-properties fo:margin-left="0.7917in" fo:margin-right="0in" fo:margin-top="0in" fo:margin-bottom="0in" loext:contextual-spacing="false" fo:text-indent="0in" style:auto-text-indent="false"/>
    </style:style>
    <style:style style:name="P128" style:family="paragraph" style:parent-style-name="Standard">
      <style:paragraph-properties fo:margin-left="0.5417in" fo:margin-right="0in" fo:margin-top="0in" fo:margin-bottom="0in" loext:contextual-spacing="false" fo:line-height="128%" fo:text-align="justify" style:justify-single-word="false" fo:text-indent="0in" style:auto-text-indent="false"/>
    </style:style>
    <style:style style:name="P129" style:family="paragraph" style:parent-style-name="Standard">
      <style:paragraph-properties fo:margin-left="6.5in" fo:margin-right="0in" fo:margin-top="0in" fo:margin-bottom="0in" loext:contextual-spacing="false" fo:text-indent="0in" style:auto-text-indent="false"/>
    </style:style>
    <style:style style:name="P130" style:family="paragraph" style:parent-style-name="Standard" style:master-page-name="Converted11">
      <style:paragraph-properties fo:margin-left="0.3055in" fo:margin-right="0in" fo:margin-top="0in" fo:margin-bottom="0in" loext:contextual-spacing="false" fo:text-indent="0in" style:auto-text-indent="false" style:page-number="auto"/>
    </style:style>
    <style:style style:name="P131" style:family="paragraph" style:parent-style-name="Standard">
      <style:paragraph-properties fo:margin-left="6.7083in" fo:margin-right="0in" fo:margin-top="0in" fo:margin-bottom="0in" loext:contextual-spacing="false" fo:text-indent="0in" style:auto-text-indent="false"/>
    </style:style>
    <style:style style:name="P132" style:family="paragraph" style:parent-style-name="Standard" style:list-style-name="WWNum11" style:master-page-name="Converted13">
      <style:paragraph-properties fo:margin-left="0.778in" fo:margin-right="0in" fo:margin-top="0in" fo:margin-bottom="0in" loext:contextual-spacing="false" fo:text-indent="-0.6764in" style:auto-text-indent="false" style:page-number="auto">
        <style:tab-stops>
          <style:tab-stop style:position="0.778in"/>
        </style:tab-stops>
      </style:paragraph-properties>
    </style:style>
    <style:style style:name="P133" style:family="paragraph" style:parent-style-name="Standard" style:list-style-name="WWNum12" style:master-page-name="Converted14">
      <style:paragraph-properties fo:margin-left="0.778in" fo:margin-right="0in" fo:margin-top="0in" fo:margin-bottom="0in" loext:contextual-spacing="false" fo:text-indent="-0.6764in" style:auto-text-indent="false" style:page-number="auto">
        <style:tab-stops>
          <style:tab-stop style:position="0.778in"/>
        </style:tab-stops>
      </style:paragraph-properties>
    </style:style>
    <style:style style:name="P134" style:family="paragraph" style:parent-style-name="Standard" style:list-style-name="WWNum11">
      <style:paragraph-properties fo:margin-left="0.7917in" fo:margin-right="0in" fo:margin-top="0in" fo:margin-bottom="0in" loext:contextual-spacing="false" fo:text-indent="-0.2528in" style:auto-text-indent="false">
        <style:tab-stops>
          <style:tab-stop style:position="0.7917in"/>
        </style:tab-stops>
      </style:paragraph-properties>
    </style:style>
    <style:style style:name="P135" style:family="paragraph" style:parent-style-name="Standard" style:list-style-name="WWNum12">
      <style:paragraph-properties fo:margin-left="0.7917in" fo:margin-right="0in" fo:margin-top="0in" fo:margin-bottom="0in" loext:contextual-spacing="false" fo:text-indent="-0.2528in" style:auto-text-indent="false">
        <style:tab-stops>
          <style:tab-stop style:position="0.7917in"/>
        </style:tab-stops>
      </style:paragraph-properties>
    </style:style>
    <style:style style:name="P136" style:family="paragraph" style:parent-style-name="Standard" style:list-style-name="WWNum11">
      <style:paragraph-properties fo:margin-left="0.7917in" fo:margin-right="0.3472in" fo:margin-top="0in" fo:margin-bottom="0in" loext:contextual-spacing="false" fo:line-height="142%" fo:text-indent="-0.2528in" style:auto-text-indent="false">
        <style:tab-stops>
          <style:tab-stop style:position="0.7917in"/>
        </style:tab-stops>
      </style:paragraph-properties>
    </style:style>
    <style:style style:name="P137" style:family="paragraph" style:parent-style-name="Standard">
      <style:paragraph-properties fo:margin-left="0in" fo:margin-right="0.0673in" fo:margin-top="0in" fo:margin-bottom="0in" loext:contextual-spacing="false" fo:text-align="center" style:justify-single-word="false" fo:text-indent="0in" style:auto-text-indent="false"/>
    </style:style>
    <style:style style:name="P138" style:family="paragraph" style:parent-style-name="Standard">
      <style:paragraph-properties fo:margin-left="0.0256in" fo:margin-right="0in" fo:margin-top="0in" fo:margin-bottom="0in" loext:contextual-spacing="false" fo:text-align="center" style:justify-single-word="false" fo:text-indent="0in" style:auto-text-indent="false"/>
    </style:style>
    <style:style style:name="P139" style:family="paragraph" style:parent-style-name="Standard">
      <style:paragraph-properties fo:margin-left="0in" fo:margin-right="0.0535in" fo:margin-top="0in" fo:margin-bottom="0in" loext:contextual-spacing="false" fo:text-align="end" style:justify-single-word="false" fo:text-indent="0in" style:auto-text-indent="false"/>
    </style:style>
    <style:style style:name="P140" style:family="paragraph" style:parent-style-name="Standard">
      <style:paragraph-properties fo:margin-left="0in" fo:margin-right="0.0811in" fo:margin-top="0in" fo:margin-bottom="0in" loext:contextual-spacing="false" fo:text-align="center" style:justify-single-word="false" fo:text-indent="0in" style:auto-text-indent="false"/>
    </style:style>
    <style:style style:name="P141" style:family="paragraph" style:parent-style-name="Standard">
      <style:paragraph-properties fo:margin-left="0.1252in" fo:margin-right="0in" fo:margin-top="0in" fo:margin-bottom="0in" loext:contextual-spacing="false" fo:text-indent="0in" style:auto-text-indent="false"/>
    </style:style>
    <style:style style:name="P142" style:family="paragraph" style:parent-style-name="Standard">
      <style:paragraph-properties fo:margin-left="0in" fo:margin-right="0.0835in" fo:margin-top="0in" fo:margin-bottom="0in" loext:contextual-spacing="false" fo:text-align="center" style:justify-single-word="false" fo:text-indent="0in" style:auto-text-indent="false"/>
    </style:style>
    <style:style style:name="P143" style:family="paragraph" style:parent-style-name="Standard">
      <style:paragraph-properties fo:margin-left="0in" fo:margin-right="0.0693in" fo:margin-top="0in" fo:margin-bottom="0in" loext:contextual-spacing="false" fo:text-align="center" style:justify-single-word="false" fo:text-indent="0in" style:auto-text-indent="false"/>
    </style:style>
    <style:style style:name="P144" style:family="paragraph" style:parent-style-name="Standard">
      <style:paragraph-properties fo:margin-left="6.5555in" fo:margin-right="0in" fo:margin-top="0in" fo:margin-bottom="0in" loext:contextual-spacing="false" fo:text-indent="0in" style:auto-text-indent="false"/>
    </style:style>
    <style:style style:name="P14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T2" style:family="text">
      <style:text-properties style:use-window-font-color="true" style:font-name="Arial" fo:font-size="12pt" style:font-name-asian="Arial1" style:font-size-asian="12pt" style:font-name-complex="Arial1" style:font-size-complex="12pt" style:text-scale="89%"/>
    </style:style>
    <style:style style:name="T3" style:family="text">
      <style:text-properties style:use-window-font-color="true" style:font-name="Arial" fo:font-size="12pt" style:font-name-asian="Arial1" style:font-size-asian="12pt" style:font-name-complex="Arial1" style:font-size-complex="12pt" style:text-scale="94%"/>
    </style:style>
    <style:style style:name="T4" style:family="text">
      <style:text-properties style:use-window-font-color="true" style:font-name="Arial" fo:font-size="12pt" officeooo:rsid="00032341" style:font-name-asian="Arial1" style:font-size-asian="12pt" style:font-name-complex="Arial1" style:font-size-complex="12pt"/>
    </style:style>
    <style:style style:name="T5" style:family="text">
      <style:text-properties style:use-window-font-color="true" style:font-name="Arial" fo:font-size="12pt" fo:language="ru" fo:country="RU" style:font-name-asian="Arial1" style:font-size-asian="12pt" style:font-name-complex="Arial1" style:font-size-complex="12pt"/>
    </style:style>
    <style:style style:name="T6" style:family="text">
      <style:text-properties style:use-window-font-color="true" style:font-name="Arial" fo:font-size="12pt" fo:language="ru" fo:country="RU" style:font-size-asian="12pt" style:font-name-complex="Arial1" style:font-size-complex="12pt"/>
    </style:style>
    <style:style style:name="T7" style:family="text">
      <style:text-properties style:use-window-font-color="true" style:font-name="Arial" fo:font-size="12pt" fo:language="en" fo:country="US" style:font-name-asian="Arial1" style:font-size-asian="12pt" style:font-name-complex="Arial1" style:font-size-complex="12pt"/>
    </style:style>
    <style:style style:name="T8" style:family="text">
      <style:text-properties style:use-window-font-color="true" style:font-name="Arial" fo:font-size="12pt" fo:language="en" fo:country="US" style:font-size-asian="12pt" style:font-name-complex="Arial1" style:font-size-complex="12pt"/>
    </style:style>
    <style:style style:name="T9" style:family="text">
      <style:text-properties style:use-window-font-color="true" style:font-name="Arial" fo:font-size="12pt" style:font-size-asian="12pt" style:font-name-complex="Arial1" style:font-size-complex="12pt"/>
    </style:style>
    <style:style style:name="T10" style:family="text">
      <style:text-properties style:use-window-font-color="true" style:font-name="Arial" fo:font-size="8pt" style:font-name-asian="Arial1" style:font-size-asian="8pt" style:font-name-complex="Arial1" style:font-size-complex="8pt"/>
    </style:style>
    <style:style style:name="T11" style:family="text">
      <style:text-properties style:use-window-font-color="true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2" style:family="text">
      <style:text-properties style:use-window-font-color="true" style:font-name="Arial" fo:font-size="14pt" style:font-name-asian="Arial1" style:font-size-asian="14pt" style:font-name-complex="Arial1" style:font-size-complex="14pt"/>
    </style:style>
    <style:style style:name="T13" style:family="text">
      <style:text-properties style:use-window-font-color="true" style:font-name="Arial" fo:font-size="7pt" style:font-name-asian="Arial1" style:font-size-asian="7pt" style:font-name-complex="Arial1" style:font-size-complex="7pt"/>
    </style:style>
    <style:style style:name="T14" style:family="text">
      <style:text-properties style:use-window-font-color="true" fo:font-size="10pt" style:font-size-asian="10pt" style:font-size-complex="10pt"/>
    </style:style>
    <style:style style:name="T15" style:family="text">
      <style:text-properties style:use-window-font-color="true" fo:font-size="10pt" fo:language="ru" fo:country="RU" style:font-size-asian="10pt" style:font-size-complex="10pt"/>
    </style:style>
    <style:style style:name="T16" style:family="text">
      <style:text-properties style:use-window-font-color="true" fo:font-size="10pt" fo:language="en" fo:country="US" style:font-size-asian="10pt" style:font-size-complex="10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language="ru" fo:country="RU"/>
    </style:style>
    <style:style style:name="T19" style:family="text">
      <style:text-properties officeooo:rsid="00032341"/>
    </style:style>
    <style:style style:name="T20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bookmark text:name="page1"/></text:p>
      <text:p text:style-name="P4"/>
      <text:p text:style-name="P4"/>
      <text:p text:style-name="P4"/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6"><text:span text:style-name="T1">СОГЛАСОВАНО</text:span></text:p>
          </table:table-cell>
          <table:table-cell table:style-name="Таблица1.A1" office:value-type="string">
            <text:p text:style-name="P57"><text:span text:style-name="T1">УТВЕРЖДАЮ</text:span></text:p>
          </table:table-cell>
        </table:table-row>
        <table:table-row table:style-name="Таблица1.2">
          <table:table-cell table:style-name="Таблица1.A1" office:value-type="string">
            <text:p text:style-name="P58"><text:span text:style-name="T2">____________________________________</text:span></text:p>
          </table:table-cell>
          <table:table-cell table:style-name="Таблица1.A1" office:value-type="string">
            <text:p text:style-name="P59"><text:span text:style-name="T2">____________________________________</text:span></text:p>
          </table:table-cell>
        </table:table-row>
        <table:table-row table:style-name="Таблица1.3">
          <table:table-cell table:style-name="Таблица1.A1" office:value-type="string">
            <text:p text:style-name="P56"><text:span text:style-name="T10">должность, головной исполнитель ОКР</text:span></text:p>
          </table:table-cell>
          <table:table-cell table:style-name="Таблица1.A1" office:value-type="string">
            <text:p text:style-name="P59"><text:span text:style-name="T10">должность, заказчик</text:span></text:p>
          </table:table-cell>
        </table:table-row>
        <table:table-row table:style-name="Таблица1.4">
          <table:table-cell table:style-name="Таблица1.A1" office:value-type="string">
            <text:p text:style-name="P58"><text:span text:style-name="T2">____________________________________</text:span></text:p>
          </table:table-cell>
          <table:table-cell table:style-name="Таблица1.A1" office:value-type="string">
            <text:p text:style-name="P59"><text:span text:style-name="T2">____________________________________</text:span></text:p>
          </table:table-cell>
        </table:table-row>
        <table:table-row table:style-name="Таблица1.3">
          <table:table-cell table:style-name="Таблица1.A1" office:value-type="string">
            <text:p text:style-name="P60"><text:span text:style-name="T10">подпись, инициалы, фамилия</text:span></text:p>
          </table:table-cell>
          <table:table-cell table:style-name="Таблица1.A1" office:value-type="string">
            <text:p text:style-name="P59"><text:span text:style-name="T10">подпись, инициалы, фамилия</text:span></text:p>
          </table:table-cell>
        </table:table-row>
        <table:table-row table:style-name="Таблица1.4">
          <table:table-cell table:style-name="Таблица1.A1" office:value-type="string">
            <text:p text:style-name="P56"><text:span text:style-name="T3">«___»____________________ 20___г.</text:span></text:p>
          </table:table-cell>
          <table:table-cell table:style-name="Таблица1.A1" office:value-type="string">
            <text:p text:style-name="P59"><text:span text:style-name="T3">«___»____________________ 20___г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1"><text:span text:style-name="T1">ТЕХНИЧЕСКОЕ ЗАДАНИЕ</text:span></text:p>
      <text:p text:style-name="P7"/>
      <text:p text:style-name="P50"><text:span text:style-name="T1">НА СОСТАВНУЮ ЧАСТЬ ОПЫТНО-КОНСТРУКТОРСКОЙ РАБОТЫ</text:span></text:p>
      <text:p text:style-name="P8"/>
      <text:p text:style-name="P50"><text:span text:style-name="T1">СТРАТОСФЕРНЫЙ ЗОНД </text:span><text:span text:style-name="T5">СНЕГИРЬ</text:span></text:p>
      <text:p text:style-name="P9"/>
      <text:p text:style-name="P50"><text:span text:style-name="T5">СНЕГИРЬ</text:span><text:span text:style-name="T1">-ИТС</text:span></text:p>
      <text:p text:style-name="P54"><text:bookmark text:name="page2"/><text:span text:style-name="T11">Содержание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1"><text:a xlink:type="simple" xlink:href="#page3" text:style-name="Default_20_Style" text:visited-style-name="Default_20_Style"><text:span text:style-name="T1">1</text:span></text:a></text:p>
          </table:table-cell>
          <table:table-cell table:style-name="Таблица2.A1" table:number-columns-spanned="2" office:value-type="string">
            <text:p text:style-name="P62"><text:a xlink:type="simple" xlink:href="#page3" text:style-name="Default_20_Style" text:visited-style-name="Default_20_Style"><text:span text:style-name="T1">Наименование, шифр СЧ ОКР, основание, исполнитель и сроки</text:span></text:a></text:p>
          </table:table-cell>
          <table:covered-table-cell/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table:number-columns-spanned="3" office:value-type="string">
            <text:p text:style-name="P51"><text:a xlink:type="simple" xlink:href="#page3" text:style-name="Default_20_Style" text:visited-style-name="Default_20_Style"><text:span text:style-name="T1">выполнения СЧ ОКР..............................................................................................</text:span></text:a></text:p>
          </table:table-cell>
          <table:covered-table-cell/>
          <table:covered-table-cell/>
          <table:table-cell table:style-name="Таблица2.A1" office:value-type="string">
            <text:p text:style-name="P51"><text:a xlink:type="simple" xlink:href="#page3" text:style-name="Default_20_Style" text:visited-style-name="Default_20_Style"><text:span text:style-name="T1">3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4" text:style-name="Default_20_Style" text:visited-style-name="Default_20_Style"><text:span text:style-name="T1">2</text:span></text:a></text:p>
          </table:table-cell>
          <table:table-cell table:style-name="Таблица2.A1" table:number-columns-spanned="2" office:value-type="string">
            <text:p text:style-name="P51"><text:a xlink:type="simple" xlink:href="#page4" text:style-name="Default_20_Style" text:visited-style-name="Default_20_Style"><text:span text:style-name="T1">Цель выполнения СЧ ОКР, наименование и индекс изделия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4" text:style-name="Default_20_Style" text:visited-style-name="Default_20_Style"><text:span text:style-name="T1">4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5" text:style-name="Default_20_Style" text:visited-style-name="Default_20_Style"><text:span text:style-name="T1">3</text:span></text:a></text:p>
          </table:table-cell>
          <table:table-cell table:style-name="Таблица2.A1" table:number-columns-spanned="2" office:value-type="string">
            <text:p text:style-name="P51"><text:a xlink:type="simple" xlink:href="#page5" text:style-name="Default_20_Style" text:visited-style-name="Default_20_Style"><text:span text:style-name="T1">Технические требования к изделию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5" text:style-name="Default_20_Style" text:visited-style-name="Default_20_Style"><text:span text:style-name="T1">5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5" text:style-name="Default_20_Style" text:visited-style-name="Default_20_Style"><text:span text:style-name="T1">3.1</text:span></text:a></text:p>
          </table:table-cell>
          <table:table-cell table:style-name="Таблица2.A1" office:value-type="string">
            <text:p text:style-name="P51"><text:a xlink:type="simple" xlink:href="#page5" text:style-name="Default_20_Style" text:visited-style-name="Default_20_Style"><text:span text:style-name="T1">Состав изделия:..........................................................................................</text:span></text:a></text:p>
          </table:table-cell>
          <table:table-cell table:style-name="Таблица2.A1" office:value-type="string">
            <text:p text:style-name="P51"><text:a xlink:type="simple" xlink:href="#page5" text:style-name="Default_20_Style" text:visited-style-name="Default_20_Style"><text:span text:style-name="T1">5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5" text:style-name="Default_20_Style" text:visited-style-name="Default_20_Style"><text:span text:style-name="T1">3.2</text:span></text:a></text:p>
          </table:table-cell>
          <table:table-cell table:style-name="Таблица2.A1" office:value-type="string">
            <text:p text:style-name="P51"><text:a xlink:type="simple" xlink:href="#page5" text:style-name="Default_20_Style" text:visited-style-name="Default_20_Style"><text:span text:style-name="T1">Требования назначения:...........................................................................</text:span></text:a></text:p>
          </table:table-cell>
          <table:table-cell table:style-name="Таблица2.A1" office:value-type="string">
            <text:p text:style-name="P51"><text:a xlink:type="simple" xlink:href="#page5" text:style-name="Default_20_Style" text:visited-style-name="Default_20_Style"><text:span text:style-name="T1">5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6" text:style-name="Default_20_Style" text:visited-style-name="Default_20_Style"><text:span text:style-name="T1">3.3</text:span></text:a></text:p>
          </table:table-cell>
          <table:table-cell table:style-name="Таблица2.A1" office:value-type="string">
            <text:p text:style-name="P51"><text:a xlink:type="simple" xlink:href="#page6" text:style-name="Default_20_Style" text:visited-style-name="Default_20_Style"><text:span text:style-name="T1">Требования радиоэлектронной защиты:..................................................</text:span></text:a></text:p>
          </table:table-cell>
          <table:table-cell table:style-name="Таблица2.A1" office:value-type="string">
            <text:p text:style-name="P51"><text:a xlink:type="simple" xlink:href="#page6" text:style-name="Default_20_Style" text:visited-style-name="Default_20_Style"><text:span text:style-name="T1">6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6" text:style-name="Default_20_Style" text:visited-style-name="Default_20_Style"><text:span text:style-name="T1">3.4</text:span></text:a></text:p>
          </table:table-cell>
          <table:table-cell table:style-name="Таблица2.A1" office:value-type="string">
            <text:p text:style-name="P64"><text:a xlink:type="simple" xlink:href="#page6" text:style-name="Default_20_Style" text:visited-style-name="Default_20_Style"><text:span text:style-name="T1">Требования живучести и стойкости к внешним воздействующим</text:span></text:a></text:p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table:number-columns-spanned="2" office:value-type="string">
            <text:p text:style-name="P51"><text:a xlink:type="simple" xlink:href="#page6" text:style-name="Default_20_Style" text:visited-style-name="Default_20_Style"><text:span text:style-name="T1">факторам..............................................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6" text:style-name="Default_20_Style" text:visited-style-name="Default_20_Style"><text:span text:style-name="T1">6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7" text:style-name="Default_20_Style" text:visited-style-name="Default_20_Style"><text:span text:style-name="T1">3.5</text:span></text:a></text:p>
          </table:table-cell>
          <table:table-cell table:style-name="Таблица2.A1" office:value-type="string">
            <text:p text:style-name="P51"><text:a xlink:type="simple" xlink:href="#page7" text:style-name="Default_20_Style" text:visited-style-name="Default_20_Style"><text:span text:style-name="T1">Требования эргономики, обитаемости и технической эстетики...........</text:span></text:a></text:p>
          </table:table-cell>
          <table:table-cell table:style-name="Таблица2.A1" office:value-type="string">
            <text:p text:style-name="P51"><text:a xlink:type="simple" xlink:href="#page7" text:style-name="Default_20_Style" text:visited-style-name="Default_20_Style"><text:span text:style-name="T1">7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7" text:style-name="Default_20_Style" text:visited-style-name="Default_20_Style"><text:span text:style-name="T1">3.6</text:span></text:a></text:p>
          </table:table-cell>
          <table:table-cell table:style-name="Таблица2.A1" office:value-type="string">
            <text:p text:style-name="P64"><text:a xlink:type="simple" xlink:href="#page7" text:style-name="Default_20_Style" text:visited-style-name="Default_20_Style"><text:span text:style-name="T1">Требования к эксплуатации, хранению, удобству технического</text:span></text:a></text:p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table:number-columns-spanned="2" office:value-type="string">
            <text:p text:style-name="P51"><text:a xlink:type="simple" xlink:href="#page7" text:style-name="Default_20_Style" text:visited-style-name="Default_20_Style"><text:span text:style-name="T1">обслуживания и ремонта....................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7" text:style-name="Default_20_Style" text:visited-style-name="Default_20_Style"><text:span text:style-name="T1">7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7" text:style-name="Default_20_Style" text:visited-style-name="Default_20_Style"><text:span text:style-name="T1">3.7</text:span></text:a></text:p>
          </table:table-cell>
          <table:table-cell table:style-name="Таблица2.A1" office:value-type="string">
            <text:p text:style-name="P51"><text:a xlink:type="simple" xlink:href="#page7" text:style-name="Default_20_Style" text:visited-style-name="Default_20_Style"><text:span text:style-name="T1">Требования к транспортабельности.........................................................</text:span></text:a></text:p>
          </table:table-cell>
          <table:table-cell table:style-name="Таблица2.A1" office:value-type="string">
            <text:p text:style-name="P51"><text:a xlink:type="simple" xlink:href="#page7" text:style-name="Default_20_Style" text:visited-style-name="Default_20_Style"><text:span text:style-name="T1">7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7" text:style-name="Default_20_Style" text:visited-style-name="Default_20_Style"><text:span text:style-name="T1">3.8</text:span></text:a></text:p>
          </table:table-cell>
          <table:table-cell table:style-name="Таблица2.A1" office:value-type="string">
            <text:p text:style-name="P51"><text:a xlink:type="simple" xlink:href="#page7" text:style-name="Default_20_Style" text:visited-style-name="Default_20_Style"><text:span text:style-name="T1">Требования безопасности.........................................................................</text:span></text:a></text:p>
          </table:table-cell>
          <table:table-cell table:style-name="Таблица2.A1" office:value-type="string">
            <text:p text:style-name="P51"><text:a xlink:type="simple" xlink:href="#page7" text:style-name="Default_20_Style" text:visited-style-name="Default_20_Style"><text:span text:style-name="T1">7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3"><text:a xlink:type="simple" xlink:href="#page8" text:style-name="Default_20_Style" text:visited-style-name="Default_20_Style"><text:span text:style-name="T1">3.9</text:span></text:a></text:p>
          </table:table-cell>
          <table:table-cell table:style-name="Таблица2.A1" office:value-type="string">
            <text:p text:style-name="P51"><text:a xlink:type="simple" xlink:href="#page8" text:style-name="Default_20_Style" text:visited-style-name="Default_20_Style"><text:span text:style-name="T1">Требования стандартизации.....................................................................</text:span></text:a></text:p>
          </table:table-cell>
          <table:table-cell table:style-name="Таблица2.A1" office:value-type="string">
            <text:p text:style-name="P51"><text:a xlink:type="simple" xlink:href="#page8" text:style-name="Default_20_Style" text:visited-style-name="Default_20_Style"><text:span text:style-name="T1">8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table:number-columns-spanned="2" office:value-type="string">
            <text:p text:style-name="P51"><text:a xlink:type="simple" xlink:href="#page8" text:style-name="Default_20_Style" text:visited-style-name="Default_20_Style"><text:span text:style-name="T1">3.10 Требования технологичности..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8" text:style-name="Default_20_Style" text:visited-style-name="Default_20_Style"><text:span text:style-name="T1">8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table:number-columns-spanned="2" office:value-type="string">
            <text:p text:style-name="P51"><text:a xlink:type="simple" xlink:href="#page8" text:style-name="Default_20_Style" text:visited-style-name="Default_20_Style"><text:span text:style-name="T1">3.11 Конструктивные требования....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8" text:style-name="Default_20_Style" text:visited-style-name="Default_20_Style"><text:span text:style-name="T1">8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9" text:style-name="Default_20_Style" text:visited-style-name="Default_20_Style"><text:span text:style-name="T1">4</text:span></text:a></text:p>
          </table:table-cell>
          <table:table-cell table:style-name="Таблица2.A1" table:number-columns-spanned="2" office:value-type="string">
            <text:p text:style-name="P51"><text:a xlink:type="simple" xlink:href="#page9" text:style-name="Default_20_Style" text:visited-style-name="Default_20_Style"><text:span text:style-name="T1">Требования к обеспечению...............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9" text:style-name="Default_20_Style" text:visited-style-name="Default_20_Style"><text:span text:style-name="T1">9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10" text:style-name="Default_20_Style" text:visited-style-name="Default_20_Style"><text:span text:style-name="T1">5</text:span></text:a></text:p>
          </table:table-cell>
          <table:table-cell table:style-name="Таблица2.A1" table:number-columns-spanned="2" office:value-type="string">
            <text:p text:style-name="P51"><text:a xlink:type="simple" xlink:href="#page10" text:style-name="Default_20_Style" text:visited-style-name="Default_20_Style"><text:span text:style-name="T1">Требования к консервации, упаковке и маркировке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10" text:style-name="Default_20_Style" text:visited-style-name="Default_20_Style"><text:span text:style-name="T1">10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11" text:style-name="Default_20_Style" text:visited-style-name="Default_20_Style"><text:span text:style-name="T1">6</text:span></text:a></text:p>
          </table:table-cell>
          <table:table-cell table:style-name="Таблица2.A1" table:number-columns-spanned="2" office:value-type="string">
            <text:p text:style-name="P51"><text:a xlink:type="simple" xlink:href="#page11" text:style-name="Default_20_Style" text:visited-style-name="Default_20_Style"><text:span text:style-name="T1">Требования к учебно-тренировочным средствам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11" text:style-name="Default_20_Style" text:visited-style-name="Default_20_Style"><text:span text:style-name="T1">11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12" text:style-name="Default_20_Style" text:visited-style-name="Default_20_Style"><text:span text:style-name="T1">7</text:span></text:a></text:p>
          </table:table-cell>
          <table:table-cell table:style-name="Таблица2.A1" table:number-columns-spanned="2" office:value-type="string">
            <text:p text:style-name="P51"><text:a xlink:type="simple" xlink:href="#page12" text:style-name="Default_20_Style" text:visited-style-name="Default_20_Style"><text:span text:style-name="T1">Непредоставляемые требования....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12" text:style-name="Default_20_Style" text:visited-style-name="Default_20_Style"><text:span text:style-name="T1">12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13" text:style-name="Default_20_Style" text:visited-style-name="Default_20_Style"><text:span text:style-name="T1">8</text:span></text:a></text:p>
          </table:table-cell>
          <table:table-cell table:style-name="Таблица2.A1" table:number-columns-spanned="2" office:value-type="string">
            <text:p text:style-name="P51"><text:a xlink:type="simple" xlink:href="#page13" text:style-name="Default_20_Style" text:visited-style-name="Default_20_Style"><text:span text:style-name="T1">Этапы выполнения СЧ ОКР...................................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13" text:style-name="Default_20_Style" text:visited-style-name="Default_20_Style"><text:span text:style-name="T1">13</text:span></text:a></text:p>
          </table:table-cell>
        </table:table-row>
        <table:table-row table:style-name="Таблица2.1">
          <table:table-cell table:style-name="Таблица2.A1" office:value-type="string">
            <text:p text:style-name="P51"><text:a xlink:type="simple" xlink:href="#page14" text:style-name="Default_20_Style" text:visited-style-name="Default_20_Style"><text:span text:style-name="T1">9</text:span></text:a></text:p>
          </table:table-cell>
          <table:table-cell table:style-name="Таблица2.A1" table:number-columns-spanned="2" office:value-type="string">
            <text:p text:style-name="P51"><text:a xlink:type="simple" xlink:href="#page14" text:style-name="Default_20_Style" text:visited-style-name="Default_20_Style"><text:span text:style-name="T1">Порядок выполнения этапов и приёмки СЧ ОКР.........................................</text:span></text:a></text:p>
          </table:table-cell>
          <table:covered-table-cell/>
          <table:table-cell table:style-name="Таблица2.A1" office:value-type="string">
            <text:p text:style-name="P51"><text:a xlink:type="simple" xlink:href="#page14" text:style-name="Default_20_Style" text:visited-style-name="Default_20_Style"><text:span text:style-name="T1">14</text:span></text:a></text:p>
          </table:table-cell>
        </table:table-row>
        <table:table-row table:style-name="Таблица2.1">
          <table:table-cell table:style-name="Таблица2.A1" table:number-columns-spanned="3" office:value-type="string">
            <text:p text:style-name="P51"><text:a xlink:type="simple" xlink:href="#page15" text:style-name="Default_20_Style" text:visited-style-name="Default_20_Style"><text:span text:style-name="T1">10 Ссылочные документы.................................................................................</text:span></text:a></text:p>
          </table:table-cell>
          <table:covered-table-cell/>
          <table:covered-table-cell/>
          <table:table-cell table:style-name="Таблица2.A1" office:value-type="string">
            <text:p text:style-name="P51"><text:a xlink:type="simple" xlink:href="#page15" text:style-name="Default_20_Style" text:visited-style-name="Default_20_Style"><text:span text:style-name="T1">16</text:span></text:a></text:p>
          </table:table-cell>
        </table:table-row>
        <table:table-row table:style-name="Таблица2.25">
          <table:table-cell table:style-name="Таблица2.A1" table:number-columns-spanned="3" office:value-type="string">
            <text:p text:style-name="P51"><text:a xlink:type="simple" xlink:href="#page16" text:style-name="Default_20_Style" text:visited-style-name="Default_20_Style"><text:span text:style-name="T1">11 Перечень сокращений:.................................................................................</text:span></text:a></text:p>
          </table:table-cell>
          <table:covered-table-cell/>
          <table:covered-table-cell/>
          <table:table-cell table:style-name="Таблица2.A1" office:value-type="string">
            <text:p text:style-name="P51"><text:a xlink:type="simple" xlink:href="#page16" text:style-name="Default_20_Style" text:visited-style-name="Default_20_Style"><text:span text:style-name="T1">17</text:span></text:a></text:p>
          </table:table-cell>
        </table:table-row>
      </table:table>
      <text:p text:style-name="P12"/>
      <text:section text:style-name="Sect1" text:name="TextSection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/>
      </text:section>
      <text:p text:style-name="P65"><text:bookmark text:name="page3"/><text:span text:style-name="T12">1 Наименование, шифр СЧ ОКР, основание, исполнитель и сроки выполнения СЧ ОКР</text:span></text:p>
      <text:p text:style-name="P14"/>
      <text:p text:style-name="P66"><text:span text:style-name="T1">1.1</text:span><text:span text:style-name="T14"> </text:span><text:span text:style-name="T1">Разрабатываемый стратосферный зонд, являющийся частью стратосферно</text:span><text:span text:style-name="T5">й исследовательской </text:span><text:span text:style-name="T1">системы "</text:span><text:span text:style-name="T5">Дикая охота</text:span><text:span text:style-name="T1">" имеет название "</text:span><text:span text:style-name="T5">Снегирь</text:span><text:span text:style-name="T1">".</text:span></text:p>
      <text:p text:style-name="P14"/>
      <text:p text:style-name="P68"><text:span text:style-name="T1">1.2</text:span><text:span text:style-name="T14"><text:tab/></text:span><text:span text:style-name="T1">Шифр СЧ ОКР: "</text:span><text:span text:style-name="T5">СНЕГИРЬ</text:span><text:span text:style-name="T1">-ИТС".</text:span></text:p>
      <text:p text:style-name="P15"/>
      <text:p text:style-name="P68"><text:span text:style-name="T1">1.3</text:span><text:span text:style-name="T14"><text:tab/></text:span><text:span text:style-name="T1">Основания для проведения СЧ ОКР.</text:span></text:p>
      <text:p text:style-name="P15"/>
      <text:list xml:id="list1152812876" text:style-name="WWNum1">
        <text:list-item>
          <text:list>
            <text:list-item>
              <text:p text:style-name="P69"><text:span text:style-name="T1">положения конкурса "Воздушно-инженерная школа CanSat в России</text:span></text:p>
            </text:list-item>
            <text:list-item>
              <text:p text:style-name="P70"><text:span text:style-name="T1">решение участников Концерна "Информационные технические системы" об участии в конкурсе.</text:span></text:p>
            </text:list-item>
          </text:list>
        </text:list-item>
      </text:list>
      <text:p text:style-name="P42"/>
      <text:p text:style-name="P66"><text:span text:style-name="T5">1</text:span><text:span text:style-name="T7">.4 </text:span><text:span text:style-name="T1">Исполнитель - "Концерн "Информационные технические системы".</text:span></text:p>
      <text:p text:style-name="P66"><text:span text:style-name="T1">1.</text:span><text:span text:style-name="T7">5</text:span><text:span text:style-name="T14"> </text:span><text:span text:style-name="T1">Сроки выполнения СЧ ОКР распределены на несколько этапов согласно таблице </text:span><text:a xlink:type="simple" xlink:href="#page3" text:style-name="Default_20_Style" text:visited-style-name="Default_20_Style"><text:span text:style-name="T1">1.</text:span></text:a></text:p>
      <text:p text:style-name="P14"/>
      <text:p text:style-name="P2"><text:span text:style-name="T1">Таблица 1. Этапы проведения СЧ ОКР.</text:span>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71"><text:span text:style-name="T1">№</text:span></text:p>
          </table:table-cell>
          <table:table-cell table:style-name="Таблица3.B1" office:value-type="string">
            <text:p text:style-name="P73"><text:span text:style-name="T1">Наименования этапа</text:span></text:p>
          </table:table-cell>
          <table:table-cell table:style-name="Таблица3.B1" office:value-type="string">
            <text:p text:style-name="P73"><text:span text:style-name="T1">Срок окончания</text:span></text:p>
          </table:table-cell>
        </table:table-row>
        <table:table-row table:style-name="Таблица3.2">
          <table:table-cell table:style-name="Таблица3.A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</table:table-row>
        <table:table-row table:style-name="Таблица3.3">
          <table:table-cell table:style-name="Таблица3.A3" office:value-type="string">
            <text:p text:style-name="P71"><text:span text:style-name="T1">1</text:span></text:p>
          </table:table-cell>
          <table:table-cell table:style-name="Таблица3.B3" office:value-type="string">
            <text:p text:style-name="P73"><text:span text:style-name="T1">Разработка эскизного проекта</text:span></text:p>
          </table:table-cell>
          <table:table-cell table:style-name="Таблица3.B3" office:value-type="string">
            <text:p text:style-name="P73"><text:span text:style-name="T1">Январь 202</text:span><text:span text:style-name="T7">1</text:span></text:p>
          </table:table-cell>
        </table:table-row>
        <table:table-row table:style-name="Таблица3.2">
          <table:table-cell table:style-name="Таблица3.A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</table:table-row>
        <table:table-row table:style-name="Таблица3.5">
          <table:table-cell table:style-name="Таблица3.A3" office:value-type="string">
            <text:p text:style-name="P71"><text:span text:style-name="T1">2</text:span></text:p>
          </table:table-cell>
          <table:table-cell table:style-name="Таблица3.B3" office:value-type="string">
            <text:p text:style-name="P73"><text:span text:style-name="T1">Разработка рабочего проекта</text:span></text:p>
          </table:table-cell>
          <table:table-cell table:style-name="Таблица3.B3" office:value-type="string">
            <text:p text:style-name="P73"><text:span text:style-name="T1">Март 202</text:span><text:span text:style-name="T7">1</text:span></text:p>
          </table:table-cell>
        </table:table-row>
        <table:table-row table:style-name="Таблица3.2">
          <table:table-cell table:style-name="Таблица3.A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</table:table-row>
        <table:table-row table:style-name="Таблица3.7">
          <table:table-cell table:style-name="Таблица3.A3" office:value-type="string">
            <text:p text:style-name="P72"><text:span text:style-name="T1">3</text:span></text:p>
          </table:table-cell>
          <table:table-cell table:style-name="Таблица3.B3" office:value-type="string">
            <text:p text:style-name="P74"><text:span text:style-name="T1">Изготовление и проведение</text:span></text:p>
          </table:table-cell>
          <table:table-cell table:style-name="Таблица3.B3" office:value-type="string">
            <text:p text:style-name="P74"><text:span text:style-name="T1">Июнь 202</text:span><text:span text:style-name="T7">1</text:span></text:p>
          </table:table-cell>
        </table:table-row>
        <table:table-row table:style-name="Таблица3.8">
          <table:table-cell table:style-name="Таблица3.A3" office:value-type="string">
            <text:p text:style-name="P3"/>
          </table:table-cell>
          <table:table-cell table:style-name="Таблица3.B3" office:value-type="string">
            <text:p text:style-name="P73"><text:span text:style-name="T1">контрольных испытаний всех</text:span></text:p>
          </table:table-cell>
          <table:table-cell table:style-name="Таблица3.B3" office:value-type="string">
            <text:p text:style-name="P3"/>
          </table:table-cell>
        </table:table-row>
        <table:table-row table:style-name="Таблица3.9">
          <table:table-cell table:style-name="Таблица3.A3" office:value-type="string">
            <text:p text:style-name="P3"/>
          </table:table-cell>
          <table:table-cell table:style-name="Таблица3.B3" office:value-type="string">
            <text:p text:style-name="P73"><text:span text:style-name="T1">элементов разрабатываемой системы</text:span></text:p>
          </table:table-cell>
          <table:table-cell table:style-name="Таблица3.B3" office:value-type="string">
            <text:p text:style-name="P3"/>
          </table:table-cell>
        </table:table-row>
        <table:table-row table:style-name="Таблица3.2">
          <table:table-cell table:style-name="Таблица3.A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  <table:table-cell table:style-name="Таблица3.B2" office:value-type="string">
            <text:p text:style-name="P49"/>
          </table:table-cell>
        </table:table-row>
      </table:table>
      <text:p text:style-name="P12"/>
      <text:section text:style-name="Sect1" text:name="Раздел1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7"/>
        <text:p text:style-name="P76"/>
      </text:section>
      <text:p text:style-name="P77"><text:bookmark text:name="page4"/><text:span text:style-name="T12">2 Цель выполнения СЧ ОКР, наименование и индекс изделия</text:span></text:p>
      <text:p text:style-name="P18"/>
      <text:p text:style-name="P83"><text:span text:style-name="T1">2.1</text:span><text:span text:style-name="T7"> </text:span><text:span text:style-name="T1">Целью составной части опытно-конструкторской работы (СЧ ОКР) <text:s/>является <text:s/>разработка <text:s/>стратосферного <text:s/>зонда. <text:s/>Являющегося</text:span><text:span text:style-name="T7"> </text:span><text:span text:style-name="T1">частью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span></text:p>
      <text:p text:style-name="P19"/>
      <text:p text:style-name="P88"><text:span text:style-name="T1">2.2</text:span><text:span text:style-name="T7"> </text:span><text:span text:style-name="T1">Наименование изделия: Стратосферный исследовательский зонд "</text:span><text:span text:style-name="T5">Снегирь</text:span><text:span text:style-name="T1">". Далее "</text:span><text:span text:style-name="T5">Снегирь</text:span><text:span text:style-name="T1">" или стратосферный зонд, или же зонд.</text:span></text:p>
      <text:p text:style-name="P20"/>
      <text:p text:style-name="P84"><text:span text:style-name="T1">2.3</text:span><text:span text:style-name="T7"> <text:s/></text:span><text:span text:style-name="T1">Индекс изделия: </text:span><text:span text:style-name="T7">S-PROBE</text:span><text:span text:style-name="T1">1.</text:span></text:p>
      <text:section text:style-name="Sect1" text:name="Раздел2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21"/>
      </text:section>
      <text:section text:style-name="Sect1" text:name="Раздел3">
        <text:p text:style-name="P47"><text:bookmark text:name="page5"/></text:p>
        <text:p text:style-name="P55"><text:span text:style-name="T12">3 Технические требования к изделию.</text:span></text:p>
        <text:p text:style-name="P22"/>
        <text:p text:style-name="P84"><text:span text:style-name="T12">3.1<text:tab/>Состав изделия:</text:span></text:p>
        <text:p text:style-name="P18"/>
        <text:list xml:id="list3803113962" text:style-name="WWNum2">
          <text:list-item>
            <text:p text:style-name="P92">бортовой комплекс управления</text:p>
          </text:list-item>
          <text:list-item>
            <text:p text:style-name="P92">система электроснабжения</text:p>
          </text:list-item>
          <text:list-item>
            <text:p text:style-name="P92">система <text:span text:style-name="T18">обеспечения</text:span> теплов<text:span text:style-name="T18">ого</text:span> режим<text:span text:style-name="T18">а</text:span></text:p>
          </text:list-item>
          <text:list-item>
            <text:p text:style-name="P92">полезная нагрузка</text:p>
          </text:list-item>
          <text:list-item>
            <text:p text:style-name="P92"><text:span text:style-name="T18">блок формирования навигационных параметров</text:span></text:p>
          </text:list-item>
          <text:list-item>
            <text:p text:style-name="P92"><text:span text:style-name="T18">конструкция</text:span></text:p>
          </text:list-item>
        </text:list>
        <text:p text:style-name="P84"><text:span text:style-name="T12">3.2<text:tab/>Требования назначения:</text:span></text:p>
        <text:p text:style-name="P18"/>
        <text:p text:style-name="P93"><text:span text:style-name="T1">3.2.1</text:span><text:span text:style-name="T14"> </text:span><text:span text:style-name="T1">Разрабатываемый стратосферный зонд предназначен для решения следующих задач:</text:span></text:p>
        <text:p text:style-name="P14"/>
        <text:list xml:id="list1598686959" text:style-name="WWNum3">
          <text:list-item>
            <text:p text:style-name="P101"><text:span text:style-name="T1">измерение распределения температуры и давления во время подъёма и спуска;</text:span></text:p>
          </text:list-item>
        </text:list>
        <text:p text:style-name="P42"/>
        <text:list xml:id="list164725429447695" text:continue-numbering="true" text:style-name="WWNum3">
          <text:list-item>
            <text:p text:style-name="P103"><text:span text:style-name="T1">измерение относительной влажности на всей трассе полёта;</text:span></text:p>
          </text:list-item>
        </text:list>
        <text:p text:style-name="P43"/>
        <text:list xml:id="list164725938447267" text:continue-numbering="true" text:style-name="WWNum3">
          <text:list-item>
            <text:p text:style-name="P101"><text:span text:style-name="T1">измерение состава воздуха от 5ти составных элементов (участники могут выбрать сами) на всей трассе полёта;</text:span></text:p>
          </text:list-item>
        </text:list>
        <text:p text:style-name="P42"/>
        <text:list xml:id="list164724606207559" text:continue-numbering="true" text:style-name="WWNum3">
          <text:list-item>
            <text:p text:style-name="P103"><text:span text:style-name="T1">измерение трёх компонент ускорения во время полёта;</text:span></text:p>
          </text:list-item>
        </text:list>
        <text:p text:style-name="P43"/>
        <text:list xml:id="list164724827117656" text:continue-numbering="true" text:style-name="WWNum3">
          <text:list-item>
            <text:p text:style-name="P101"><text:span text:style-name="T1">фотография Земли в период времени от 0 до 10 секунд после начала падения аппарата;</text:span></text:p>
          </text:list-item>
        </text:list>
        <text:p text:style-name="P42"/>
        <text:list xml:id="list164724954423807" text:continue-numbering="true" text:style-name="WWNum3">
          <text:list-item>
            <text:p text:style-name="P111">фиксация точки разрушения шара-зонда (координаты, высота, время);</text:p>
          </text:list-item>
          <text:list-item>
            <text:p text:style-name="P112">фотофиксация неба в момент приземления;</text:p>
          </text:list-item>
          <text:list-item>
            <text:p text:style-name="P112">передача телеметрии через альтернативные системы связи;</text:p>
          </text:list-item>
          <text:list-item>
            <text:p text:style-name="P113">сбор показаний с инерциальных датчиков для последующего<text:span text:style-name="T19"> </text:span><text:span text:style-name="T18">в</text:span>осстановления траектории полёта<text:span text:style-name="T20">;</text:span></text:p>
          </text:list-item>
          <text:list-item>
            <text:p text:style-name="P113">исследование радиационной обстановки на протяжении всего<text:span text:style-name="T18"> </text:span>полета<text:span text:style-name="T20">;</text:span></text:p>
          </text:list-item>
          <text:list-item>
            <text:p text:style-name="P113"><text:span text:style-name="T18">обеспечение термостатирования образца ДНК в полете</text:span><text:span text:style-name="T20">;</text:span></text:p>
          </text:list-item>
          <text:list-item>
            <text:p text:style-name="P113"><text:span text:style-name="T18">исследование распространения звука в стратосфере</text:span><text:span text:style-name="T20">;</text:span></text:p>
          </text:list-item>
          <text:list-item>
            <text:p text:style-name="P113"><text:span text:style-name="T18">создание солнечного датчика на базе систем фотодиодов</text:span><text:span text:style-name="T20">;</text:span></text:p>
          </text:list-item>
          <text:list-item>
            <text:p text:style-name="P113"><text:span text:style-name="T18">обеспечение измерения состава воздуха в условиях низкого давления</text:span><text:span text:style-name="T20">;</text:span></text:p>
          </text:list-item>
          <text:list-item>
            <text:p text:style-name="P113"><text:span text:style-name="T18">создание нового механического крепления корпусных модулей с применением сплава Розе</text:span><text:span text:style-name="T20">;</text:span></text:p>
          </text:list-item>
          <text:list-item>
            <text:p text:style-name="P113"><text:span text:style-name="T18">создание раскрываемых солнечных батарей</text:span><text:span text:style-name="T20">;</text:span><text:bookmark text:name="_GoBack"/></text:p>
          </text:list-item>
          <text:list-item>
            <text:p text:style-name="P113"><text:span text:style-name="T18">видеорегистрация полета</text:span><text:span text:style-name="T20">;</text:span></text:p>
          </text:list-item>
          <text:list-item>
            <text:p text:style-name="P113"><text:span text:style-name="T18">реализация двунаправленной связи</text:span><text:span text:style-name="T20">;</text:span></text:p>
          </text:list-item>
          <text:list-item>
            <text:p text:style-name="P113"><text:span text:style-name="T18">получение команд по радиоканалу с наземного комплекса управления и их исполнение</text:span><text:span text:style-name="T20">;</text:span></text:p>
          </text:list-item>
        </text:list>
        <text:p text:style-name="P46"/>
        <text:p text:style-name="P10"/>
      </text:section>
      <text:p text:style-name="P86"><text:bookmark text:name="page6"/><text:span text:style-name="T12">3.3<text:tab/>Требования радиоэлектронной защиты:</text:span></text:p>
      <text:p text:style-name="P18"/>
      <text:p text:style-name="P95"><text:span text:style-name="T1">3.3.1</text:span><text:span text:style-name="T14"> </text:span><text:span text:style-name="T1">Должна быть обеспечена совместимость радиоэлектронных средств, используемых в зонде.</text:span></text:p>
      <text:p text:style-name="P23"/>
      <text:p text:style-name="P114"><text:span text:style-name="T12">3.4</text:span><text:span text:style-name="T14"> </text:span><text:span text:style-name="T12">Требования живучести и стойкости к внешним воздействующим факторам.</text:span></text:p>
      <text:p text:style-name="P14"/>
      <text:p text:style-name="P116"><text:span text:style-name="T1">3.4.1<text:tab/>Требования к имитозащищенности</text:span></text:p>
      <text:p text:style-name="P15"/>
      <text:p text:style-name="P118"><text:span text:style-name="T1">3.4.1.1 Зонд должен удовлетворять следующим требованиям к имитозащищенности:</text:span></text:p>
      <text:p text:style-name="P14"/>
      <text:list xml:id="list2916981827" text:style-name="WWNum4">
        <text:list-item>
          <text:p text:style-name="P119"><text:span text:style-name="T1">должна быть предусмотрена защита от различного рода помех при помощи таких механизмов, как контрольные суммы или помехозащищенное кодирование.</text:span></text:p>
        </text:list-item>
      </text:list>
      <text:p text:style-name="P24"/>
      <text:p text:style-name="P116"><text:span text:style-name="T1">3.4.2<text:tab/>Требования к устойчивости к климатическим воздействиям.</text:span></text:p>
      <text:p text:style-name="P15"/>
      <text:p text:style-name="P118"><text:span text:style-name="T1">3.4.2.1 К зонду в составе системы предоставляются следующие требования:</text:span></text:p>
      <text:p text:style-name="P14"/>
      <text:list xml:id="list2972076796" text:style-name="WWNum5">
        <text:list-item>
          <text:p text:style-name="P120"><text:span text:style-name="T1">зонд должен выдерживать температуру внешней окружающей среды в диапазоне от -</text:span><text:span text:style-name="T7">45</text:span><text:span text:style-name="T1"> до +45 °C;</text:span></text:p>
        </text:list-item>
      </text:list>
      <text:p text:style-name="P42"/>
      <text:list xml:id="list164725990864618" text:continue-numbering="true" text:style-name="WWNum5">
        <text:list-item>
          <text:p text:style-name="P120"><text:span text:style-name="T1">зонд должен выдерживать атмосферное давление в диапазоне от 1 кПа до 105 кПа;</text:span></text:p>
        </text:list-item>
      </text:list>
      <text:p text:style-name="P42"/>
      <text:list xml:id="list164726231706073" text:continue-numbering="true" text:style-name="WWNum5">
        <text:list-item>
          <text:p text:style-name="P121"><text:span text:style-name="T1">зонд должен выдерживать подъем на высоту до 30 км относительно опорного эллипсоида WGS84 со скоростью от 4 до 7 м/с;</text:span></text:p>
        </text:list-item>
      </text:list>
      <text:p text:style-name="P44"/>
      <text:list xml:id="list164724220632844" text:continue-numbering="true" text:style-name="WWNum5">
        <text:list-item>
          <text:p text:style-name="P122"><text:span text:style-name="T1">зонд должен выдержать посадку при скорости 5-8 м/c;</text:span></text:p>
        </text:list-item>
      </text:list>
      <text:p text:style-name="P15"/>
      <text:p text:style-name="P116"><text:span text:style-name="T1">3.4.3<text:tab/>Требования надёжности не предоставляются.</text:span></text:p>
      <text:section text:style-name="Sect1" text:name="Раздел4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25"/>
        <text:p text:style-name="P123"><text:span text:style-name="T1">6</text:span></text:p>
      </text:section>
      <text:p text:style-name="P124"><text:bookmark text:name="page7"/><text:span text:style-name="T12">3.5</text:span><text:span text:style-name="T14"> </text:span><text:span text:style-name="T12">Требования эргономики, обитаемости и технической эстетики.</text:span></text:p>
      <text:p text:style-name="P26"/>
      <text:p text:style-name="P116"><text:span text:style-name="T1">3.5.1<text:tab/>Зонд должен выглядеть приятно.</text:span></text:p>
      <text:p text:style-name="P27"/>
      <text:p text:style-name="P125"><text:span text:style-name="T12">3.6</text:span><text:span text:style-name="T14"> </text:span><text:span text:style-name="T12">Требования к эксплуатации, хранению, удобству технического обслуживания и ремонта.</text:span></text:p>
      <text:p text:style-name="P14"/>
      <text:p text:style-name="P96"><text:span text:style-name="T1">3.6.1</text:span><text:span text:style-name="T14"> </text:span><text:span text:style-name="T1">К зонду предоставляются следующие эксплуатационные требования:</text:span></text:p>
      <text:p text:style-name="P12"/>
      <text:p text:style-name="P28"/>
      <text:list xml:id="list1392663444" text:style-name="WWNum6">
        <text:list-item>
          <text:p text:style-name="P104"><text:span text:style-name="T1">зонд должен приводиться в готовность не дольше 1 часа;</text:span></text:p>
        </text:list-item>
      </text:list>
      <text:p text:style-name="P43"/>
      <text:list xml:id="list164726213662596" text:continue-numbering="true" text:style-name="WWNum6">
        <text:list-item>
          <text:p text:style-name="P107"><text:span text:style-name="T1">конструкция зонда должна предусматривать возможность многократной неразрушающей разборки и последующей сборки в целях проведения локальных ремонтных работ.</text:span></text:p>
        </text:list-item>
      </text:list>
      <text:p text:style-name="P29"/>
      <text:p text:style-name="P84"><text:span text:style-name="T12">3.7<text:tab/>Требования к транспортабельности.</text:span></text:p>
      <text:p text:style-name="P18"/>
      <text:p text:style-name="P116"><text:span text:style-name="T1">3.7.1<text:tab/>К зонду предоставляются следующие требования:</text:span></text:p>
      <text:p text:style-name="P15"/>
      <text:list xml:id="list682922054" text:style-name="WWNum7">
        <text:list-item>
          <text:p text:style-name="P108"><text:span text:style-name="T1">зонд должен быть транспортабельным при помощи рюкзака объёмом не более 20 литров без потери функциональности. Это требование не распространяется на антенны.</text:span></text:p>
        </text:list-item>
      </text:list>
      <text:p text:style-name="P29"/>
      <text:p text:style-name="P84"><text:span text:style-name="T12">3.8<text:tab/>Требования безопасности.</text:span></text:p>
      <text:p text:style-name="P18"/>
      <text:p text:style-name="P96"><text:span text:style-name="T1">3.8.1</text:span><text:span text:style-name="T14"> </text:span><text:span text:style-name="T1">К зонду предоставляются следующие требования безопасности:</text:span></text:p>
      <text:p text:style-name="P12"/>
      <text:p text:style-name="P28"/>
      <text:list xml:id="list2549050513" text:style-name="WWNum8">
        <text:list-item>
          <text:p text:style-name="P110"><text:span text:style-name="T1">элементы зонда не должны предоставлять опасности для персонала и населения путём воздействия электрического напряжения, движущихся частей, теплового (светового)</text:span></text:p>
        </text:list-item>
      </text:list>
      <text:p text:style-name="P126"><text:span text:style-name="T1">воздействия, высокочастотных, радиационных, электромагнитных полей, ядовитых паров и газов, вибраций, акустических шумов и др.;</text:span></text:p>
      <text:p text:style-name="P44"/>
      <text:list xml:id="list164726360494895" text:continue-numbering="true" text:style-name="WWNum8">
        <text:list-item>
          <text:p text:style-name="P109"><text:span text:style-name="T1">элементы питания зонда должны быть снабжены соответствующими устройствами защиты от коротких замыканий и последующего возгорания;</text:span></text:p>
        </text:list-item>
      </text:list>
      <text:p text:style-name="P45"/>
      <text:list xml:id="list164726027221865" text:continue-numbering="true" text:style-name="WWNum8">
        <text:list-item>
          <text:p text:style-name="P106"><text:span text:style-name="T1">конструкция зонда должна исключать самопроизвольное выключение.</text:span></text:p>
        </text:list-item>
      </text:list>
      <text:section text:style-name="Sect1" text:name="Раздел5">
        <text:p text:style-name="P12"/>
        <text:p text:style-name="P12"/>
        <text:p text:style-name="P12"/>
        <text:p text:style-name="P12"/>
        <text:p text:style-name="P12"/>
        <text:p text:style-name="P30"/>
        <text:p text:style-name="P123"><text:span text:style-name="T1">7</text:span></text:p>
      </text:section>
      <text:p text:style-name="P87"><text:bookmark text:name="page8"/><text:span text:style-name="T12">3.9<text:tab/>Требования стандартизации.</text:span></text:p>
      <text:p text:style-name="P18"/>
      <text:p text:style-name="P116"><text:span text:style-name="T1">3.9.1<text:tab/>Требования стандартизации не предоставляются.</text:span></text:p>
      <text:p text:style-name="P27"/>
      <text:p text:style-name="P84"><text:span text:style-name="T12">3.10<text:tab/>Требования технологичности.</text:span></text:p>
      <text:p text:style-name="P18"/>
      <text:p text:style-name="P115"><text:span text:style-name="T1">3.10.1 <text:s/>Требования технологичности не предоставляются.</text:span></text:p>
      <text:p text:style-name="P27"/>
      <text:p text:style-name="P84"><text:span text:style-name="T12">3.11<text:tab/>Конструктивные требования</text:span></text:p>
      <text:p text:style-name="P18"/>
      <text:p text:style-name="P94"><text:span text:style-name="T1">3.11.1 Габариты зонда: не более 300x300x300 мм с учётом системы крепления троса;</text:span></text:p>
      <text:p text:style-name="P14"/>
      <text:p text:style-name="P115"><text:span text:style-name="T1">3.11.2 <text:s/>Масса зонда 750 –</text:span><text:span text:style-name="T7">1</text:span><text:span text:style-name="T1">000 грамм;</text:span></text:p>
      <text:p text:style-name="P15"/>
      <text:p text:style-name="P98"><text:span text:style-name="T1">3.11.3 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span></text:p>
      <text:p text:style-name="P24"/>
      <text:p text:style-name="P99"><text:span text:style-name="T1">3.11.4 Крепление должно выдерживать на разрыв не менее 80кг, длина фала между аппаратами – 5 м, диаметр отверстия для фала</text:span></text:p>
      <text:p text:style-name="P127"><text:span text:style-name="T1">– не менее 10мм;</text:span></text:p>
      <text:p text:style-name="P15"/>
      <text:p text:style-name="P117"><text:span text:style-name="T1">3.11.5<text:tab/>Требования к вибронагрузкам не предъявляются;</text:span></text:p>
      <text:section text:style-name="Sect1" text:name="Раздел6">
        <text:p text:style-name="P12"/>
        <text:p text:style-name="P12"/>
        <text:p text:style-name="P12"/>
        <text:p text:style-name="P12"/>
        <text:p text:style-name="P12"/>
        <text:p text:style-name="P12"/>
        <text:p text:style-name="P52"><text:span text:style-name="T14"><text:line-break/></text:span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1"/>
        <text:p text:style-name="P123"><text:span text:style-name="T1">8</text:span></text:p>
      </text:section>
      <text:p text:style-name="P78"><text:bookmark text:name="page9"/><text:span text:style-name="T12">4 Требования к обеспечению.</text:span></text:p>
      <text:p text:style-name="P18"/>
      <text:p text:style-name="P84"><text:span text:style-name="T1">4.1</text:span><text:span text:style-name="T14"><text:tab/></text:span><text:span text:style-name="T1">Требования к нормативно-техническому обеспечению.</text:span></text:p>
      <text:p text:style-name="P15"/>
      <text:p text:style-name="P94"><text:span text:style-name="T1">4.1.1</text:span><text:span text:style-name="T14"> </text:span><text:span text:style-name="T1">Для разработки проекта должна быть использована система контроля версий.</text:span></text:p>
      <text:p text:style-name="P14"/>
      <text:p text:style-name="P84"><text:span text:style-name="T1">4.2</text:span><text:span text:style-name="T14"><text:tab/></text:span><text:span text:style-name="T1">Требования к метрологическому обеспечению.</text:span></text:p>
      <text:p text:style-name="P15"/>
      <text:p text:style-name="P97"><text:span text:style-name="T1">4.2.1</text:span><text:span text:style-name="T14"> </text:span><text:span text:style-name="T1">Требования к метрологическому обеспечению не предоставляются.</text:span></text:p>
      <text:p text:style-name="P12"/>
      <text:p text:style-name="P28"/>
      <text:p text:style-name="P84"><text:span text:style-name="T1">4.3</text:span><text:span text:style-name="T14"><text:tab/></text:span><text:span text:style-name="T1">Требования к диагностическому обеспечению.</text:span></text:p>
      <text:p text:style-name="P15"/>
      <text:p text:style-name="P97"><text:span text:style-name="T1">4.3.1</text:span><text:span text:style-name="T14"> </text:span><text:span text:style-name="T1">Требования к диагностическому обеспечению не предъявляются.</text:span></text:p>
      <text:p text:style-name="P12"/>
      <text:p text:style-name="P28"/>
      <text:p text:style-name="P89"><text:span text:style-name="T1">4.4</text:span><text:span text:style-name="T14"> </text:span><text:span text:style-name="T1">Требования к математическому, программному и информационно-лингвистическому обеспечению.</text:span></text:p>
      <text:p text:style-name="P14"/>
      <text:p text:style-name="P94"><text:span text:style-name="T1">4.4.1</text:span><text:span text:style-name="T14"> </text:span><text:span text:style-name="T1">Программное обеспечение, разрабатываемое для зонда должно быть разработано на языке программирования C.</text:span></text:p>
      <text:p text:style-name="P14"/>
      <text:p text:style-name="P116"><text:span text:style-name="T1">4.4.2<text:tab/>Приветствуется следование рекомендациям MISRA C.</text:span></text:p>
      <text:p text:style-name="P15"/>
      <text:p text:style-name="P100"><text:span text:style-name="T1">4.4.3</text:span><text:span text:style-name="T14"> </text:span><text:span text:style-name="T1">Вся телеметрическая информация, передаваемая аппаратом, должна сохраняться на внутреннем накопителе информации.</text:span></text:p>
      <text:section text:style-name="Sect1" text:name="Раздел7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2"/>
        <text:p text:style-name="P123"><text:span text:style-name="T1">9</text:span></text:p>
      </text:section>
      <text:p text:style-name="P79"><text:bookmark text:name="page10"/><text:span text:style-name="T12">5 Требования к консервации, упаковке и маркировке</text:span></text:p>
      <text:p text:style-name="P18"/>
      <text:p text:style-name="P90"><text:span text:style-name="T1">5.1</text:span><text:span text:style-name="T14"> </text:span><text:span text:style-name="T1">При необходимости, для зонда должна быть разработана упаковка, позволяющая осуществлять транспортировку и хранение с учётом предоставляемых к транспортировке требований.</text:span></text:p>
      <text:p text:style-name="P24"/>
      <text:p text:style-name="P85"><text:span text:style-name="T1">5.2</text:span><text:span text:style-name="T14"><text:tab/></text:span><text:span text:style-name="T1">На<text:tab/>корпусе<text:tab/>зонда<text:tab/>должна<text:tab/>быть<text:tab/>размещена<text:tab/>табличка<text:tab/>с</text:span></text:p>
      <text:p text:style-name="P33"/>
      <text:p text:style-name="P128"><text:span text:style-name="T1">координатами официального представителя Концерна "Информационного технические системы", с наименованием аппарата и кратким описанием в целях оповещения нашедшего аппарат.</text:span></text:p>
      <text:section text:style-name="Sect1" text:name="Раздел8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4"/>
        <text:p text:style-name="P129"><text:span text:style-name="T1">10</text:span></text:p>
      </text:section>
      <text:p text:style-name="P80"><text:bookmark text:name="page11"/><text:span text:style-name="T12">6 Требования к учебно-тренировочным средствам.</text:span></text:p>
      <text:p text:style-name="P18"/>
      <text:p text:style-name="P91"><text:span text:style-name="T1">6.1</text:span><text:span text:style-name="T14"> </text:span><text:span text:style-name="T1">При разработке зонда требуется создание автономных стендов для отработки отдельных узлов там, где это возможно.</text:span></text:p>
      <text:section text:style-name="Sect1" text:name="Раздел9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5"/>
        <text:p text:style-name="P129"><text:span text:style-name="T1">11</text:span></text:p>
      </text:section>
      <text:p text:style-name="P81"><text:bookmark text:name="page12"/><text:span text:style-name="T12">7 Непредоставляемые требования.</text:span></text:p>
      <text:p text:style-name="P18"/>
      <text:p text:style-name="P84"><text:span text:style-name="T1">7.1</text:span><text:span text:style-name="T14"><text:tab/></text:span><text:span text:style-name="T1">Технико-экономические требования.</text:span></text:p>
      <text:p text:style-name="P15"/>
      <text:p text:style-name="P84"><text:span text:style-name="T1">7.2</text:span><text:span text:style-name="T14"><text:tab/></text:span><text:span text:style-name="T1">Требования к каталогизации.</text:span></text:p>
      <text:p text:style-name="P15"/>
      <text:p text:style-name="P84"><text:span text:style-name="T1">7.3</text:span><text:span text:style-name="T14"><text:tab/></text:span><text:span text:style-name="T1">Требования к сырью, материалам и КИМП.</text:span></text:p>
      <text:p text:style-name="P15"/>
      <text:p text:style-name="P84"><text:span text:style-name="T1">7.4</text:span><text:span text:style-name="T14"><text:tab/></text:span><text:span text:style-name="T1">Специальные требования.</text:span></text:p>
      <text:section text:style-name="Sect1" text:name="Раздел10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6"/>
        <text:p text:style-name="P129"><text:span text:style-name="T1">12</text:span></text:p>
      </text:section>
      <text:p text:style-name="P130"><text:bookmark text:name="page13"/><text:span text:style-name="T12">8 Этапы выполнения СЧ ОКР.</text:span></text:p>
      <text:p text:style-name="P18"/>
      <text:p text:style-name="P67"><text:span text:style-name="T1">8.1</text:span><text:span text:style-name="T14"> </text:span><text:span text:style-name="T1">Выполнение СЧ ОКР разделено на несколько этапов согласно таблице </text:span><text:a xlink:type="simple" xlink:href="#page13" text:style-name="Default_20_Style" text:visited-style-name="Default_20_Style"><text:span text:style-name="T1">2. </text:span></text:a><text:span text:style-name="T1">Подобное разделение основано на регламенте чемпионата "Воздушно-инженерная школа CanSat в России" [2].</text:span></text:p>
      <text:p text:style-name="P24"/>
      <text:p text:style-name="P2"><text:span text:style-name="T1">Таблица 2. Этапы выполнения СЧ ОКР.</text:span>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1"><text:span text:style-name="T1">№</text:span></text:p>
          </table:table-cell>
          <table:table-cell table:style-name="Таблица4.B1" office:value-type="string">
            <text:p text:style-name="P73"><text:span text:style-name="T1">Наименования этапа</text:span></text:p>
          </table:table-cell>
          <table:table-cell table:style-name="Таблица4.B1" office:value-type="string">
            <text:p text:style-name="P73"><text:span text:style-name="T1">Срок окончания</text:span></text:p>
          </table:table-cell>
        </table:table-row>
        <table:table-row table:style-name="Таблица4.2">
          <table:table-cell table:style-name="Таблица4.A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</table:table-row>
        <table:table-row table:style-name="Таблица4.3">
          <table:table-cell table:style-name="Таблица4.A3" office:value-type="string">
            <text:p text:style-name="P71"><text:span text:style-name="T1">1</text:span></text:p>
          </table:table-cell>
          <table:table-cell table:style-name="Таблица4.B3" office:value-type="string">
            <text:p text:style-name="P73"><text:span text:style-name="T1">Разработка эскизного проекта</text:span></text:p>
          </table:table-cell>
          <table:table-cell table:style-name="Таблица4.B3" office:value-type="string">
            <text:p text:style-name="P73"><text:span text:style-name="T1">Январь 202</text:span><text:span text:style-name="T5">1</text:span></text:p>
          </table:table-cell>
        </table:table-row>
        <table:table-row table:style-name="Таблица4.2">
          <table:table-cell table:style-name="Таблица4.A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</table:table-row>
        <table:table-row table:style-name="Таблица4.5">
          <table:table-cell table:style-name="Таблица4.A3" office:value-type="string">
            <text:p text:style-name="P71"><text:span text:style-name="T1">2</text:span></text:p>
          </table:table-cell>
          <table:table-cell table:style-name="Таблица4.B3" office:value-type="string">
            <text:p text:style-name="P73"><text:span text:style-name="T1">Разработка рабочего проекта</text:span></text:p>
          </table:table-cell>
          <table:table-cell table:style-name="Таблица4.B3" office:value-type="string">
            <text:p text:style-name="P73"><text:span text:style-name="T1">Март 202</text:span><text:span text:style-name="T5">1</text:span></text:p>
          </table:table-cell>
        </table:table-row>
        <table:table-row table:style-name="Таблица4.6">
          <table:table-cell table:style-name="Таблица4.A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</table:table-row>
        <table:table-row table:style-name="Таблица4.7">
          <table:table-cell table:style-name="Таблица4.A3" office:value-type="string">
            <text:p text:style-name="P72"><text:span text:style-name="T1">3</text:span></text:p>
          </table:table-cell>
          <table:table-cell table:style-name="Таблица4.B3" office:value-type="string">
            <text:p text:style-name="P74"><text:span text:style-name="T1">Изготовление и проведение</text:span></text:p>
          </table:table-cell>
          <table:table-cell table:style-name="Таблица4.B3" office:value-type="string">
            <text:p text:style-name="P74"><text:span text:style-name="T1">Июнь 202</text:span><text:span text:style-name="T5">1</text:span></text:p>
          </table:table-cell>
        </table:table-row>
        <table:table-row table:style-name="Таблица4.8">
          <table:table-cell table:style-name="Таблица4.A3" office:value-type="string">
            <text:p text:style-name="P3"/>
          </table:table-cell>
          <table:table-cell table:style-name="Таблица4.B3" office:value-type="string">
            <text:p text:style-name="P73"><text:span text:style-name="T1">контрольных испытаний всех</text:span></text:p>
          </table:table-cell>
          <table:table-cell table:style-name="Таблица4.B3" office:value-type="string">
            <text:p text:style-name="P3"/>
          </table:table-cell>
        </table:table-row>
        <table:table-row table:style-name="Таблица4.9">
          <table:table-cell table:style-name="Таблица4.A3" office:value-type="string">
            <text:p text:style-name="P3"/>
          </table:table-cell>
          <table:table-cell table:style-name="Таблица4.B3" office:value-type="string">
            <text:p text:style-name="P73"><text:span text:style-name="T1">элементов разрабатываемой системы</text:span></text:p>
          </table:table-cell>
          <table:table-cell table:style-name="Таблица4.B3" office:value-type="string">
            <text:p text:style-name="P3"/>
          </table:table-cell>
        </table:table-row>
        <table:table-row table:style-name="Таблица4.6">
          <table:table-cell table:style-name="Таблица4.A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  <table:table-cell table:style-name="Таблица4.B2" office:value-type="string">
            <text:p text:style-name="P49"/>
          </table:table-cell>
        </table:table-row>
      </table:table>
      <text:p text:style-name="P12"/>
      <text:section text:style-name="Sect1" text:name="Раздел11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7"/>
        <text:p text:style-name="P131"><text:span text:style-name="T1">13</text:span></text:p>
      </text:section>
      <text:p text:style-name="P82"><text:bookmark text:name="page14"/><text:span text:style-name="T12">9 Порядок выполнения этапов и приёмки СЧ ОКР.</text:span></text:p>
      <text:p text:style-name="P18"/>
      <text:p text:style-name="P89"><text:span text:style-name="T1">9.1</text:span><text:span text:style-name="T14"> </text:span><text:span text:style-name="T1">Для закрытия этапа эскизного проектирования, требуется выполнение следующих требований:</text:span></text:p>
      <text:p text:style-name="P14"/>
      <text:p text:style-name="P93"><text:span text:style-name="T1">9.1.1</text:span><text:span text:style-name="T14"> </text:span><text:span text:style-name="T1">Должны быть разработаны трёхмерные модели элементов конструкции стратосферного зонда;</text:span></text:p>
      <text:p text:style-name="P14"/>
      <text:p text:style-name="P96"><text:span text:style-name="T1">9.1.2</text:span><text:span text:style-name="T14"> </text:span><text:span text:style-name="T1">Должна быть разработана принципиальная электрической схема аппарата;</text:span></text:p>
      <text:p text:style-name="P12"/>
      <text:p text:style-name="P28"/>
      <text:p text:style-name="P96"><text:span text:style-name="T1">9.1.3</text:span><text:span text:style-name="T14"> </text:span><text:span text:style-name="T1">Должна быть создана презентация для устного доклада комиссии.</text:span></text:p>
      <text:p text:style-name="P12"/>
      <text:p text:style-name="P28"/>
      <text:p text:style-name="P116"><text:span text:style-name="T1">9.1.4<text:tab/>Презентация должна включать:</text:span></text:p>
      <text:p text:style-name="P15"/>
      <text:list xml:id="list894481433" text:style-name="WWNum9">
        <text:list-item>
          <text:p text:style-name="P105"><text:span text:style-name="T1">описание научной задачи;</text:span></text:p>
        </text:list-item>
      </text:list>
      <text:p text:style-name="P43"/>
      <text:list xml:id="list164724650137036" text:continue-numbering="true" text:style-name="WWNum9">
        <text:list-item>
          <text:p text:style-name="P105"><text:span text:style-name="T1">описание технической задачи;</text:span></text:p>
        </text:list-item>
      </text:list>
      <text:p text:style-name="P15"/>
      <text:p text:style-name="P89"><text:span text:style-name="T1">9.2</text:span><text:span text:style-name="T14"> </text:span><text:span text:style-name="T1">Для закрытия этапа рабочего проекта должны быть выполнены следующие требования:</text:span></text:p>
      <text:p text:style-name="P14"/>
      <text:p text:style-name="P93"><text:span text:style-name="T1">9.2.1</text:span><text:span text:style-name="T14"> </text:span><text:span text:style-name="T1">Система должна быть полностью спроектирована с выпуском следующих документов:</text:span></text:p>
      <text:p text:style-name="P14"/>
      <text:list xml:id="list3783098755" text:style-name="WWNum10">
        <text:list-item>
          <text:p text:style-name="P102"><text:span text:style-name="T1">Комплект чертежей конструкции системы (допустимо использование точных трёхмерных моделей);</text:span></text:p>
        </text:list-item>
      </text:list>
      <text:p text:style-name="P42"/>
      <text:list xml:id="list164724693691573" text:continue-numbering="true" text:style-name="WWNum10">
        <text:list-item>
          <text:p text:style-name="P102"><text:span text:style-name="T1">Электрические принципиальные схемы и шаблоны для производства печатных плат, используемых в системе.</text:span></text:p>
        </text:list-item>
      </text:list>
      <text:p text:style-name="P14"/>
      <text:p text:style-name="P93"><text:span text:style-name="T1">9.2.2</text:span><text:span text:style-name="T14"> </text:span><text:span text:style-name="T1">Должна быть выпущена альфа версия программного обеспечения всех составных частей системы.</text:span></text:p>
      <text:p text:style-name="P14"/>
      <text:p text:style-name="P93"><text:span text:style-name="T1">9.2.3</text:span><text:span text:style-name="T14"> </text:span><text:span text:style-name="T1">Должны быть проведены автономные испытания элементов разрабатываемой системы.</text:span></text:p>
      <text:p text:style-name="P14"/>
      <text:p text:style-name="P90"><text:span text:style-name="T1">9.3</text:span><text:span text:style-name="T14"> </text:span><text:span text:style-name="T1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span></text:p>
      <text:section text:style-name="Sect1" text:name="Раздел12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8"/>
        <text:p text:style-name="P129"><text:span text:style-name="T1">14</text:span></text:p>
      </text:section>
      <text:list xml:id="list1443153652" text:style-name="WWNum11">
        <text:list-item>
          <text:p text:style-name="P132"><text:bookmark text:name="page15"/><text:span text:style-name="T12">Ссылочные документы</text:span></text:p>
        </text:list-item>
      </text:list>
      <text:p text:style-name="P48"/>
      <text:list xml:id="list164725356485286" text:continue-numbering="true" text:style-name="WWNum11">
        <text:list-item>
          <text:list>
            <text:list-item>
              <text:p text:style-name="P134"><text:span text:style-name="T1">ГОСТ Р 55996- 2014</text:span></text:p>
            </text:list-item>
          </text:list>
        </text:list-item>
      </text:list>
      <text:p text:style-name="P43"/>
      <text:list xml:id="list164725674779231" text:continue-numbering="true" text:style-name="WWNum11">
        <text:list-item>
          <text:list>
            <text:list-item>
              <text:p text:style-name="P136"><text:span text:style-name="T1">Положения конкурса "Воздушно-инженерная школа (CanSat в России)" 2019-2020 от 07.01.2020.</text:span></text:p>
            </text:list-item>
          </text:list>
        </text:list-item>
      </text:list>
      <text:section text:style-name="Sect1" text:name="Раздел13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9"/>
        <text:p text:style-name="P129"><text:span text:style-name="T1">15</text:span></text:p>
      </text:section>
      <text:list xml:id="list1895189366" text:style-name="WWNum12">
        <text:list-item>
          <text:p text:style-name="P133"><text:bookmark text:name="page16"/><text:span text:style-name="T12">Перечень сокращений:</text:span></text:p>
        </text:list-item>
      </text:list>
      <text:p text:style-name="P48"/>
      <text:list xml:id="list164725074068340" text:continue-numbering="true" text:style-name="WWNum12">
        <text:list-item>
          <text:list>
            <text:list-item>
              <text:p text:style-name="P135"><text:span text:style-name="T1">КИМП — комплектующие изделия межотраслевого применения;</text:span></text:p>
            </text:list-item>
          </text:list>
        </text:list-item>
      </text:list>
      <text:p text:style-name="P43"/>
      <text:list xml:id="list164724312292506" text:continue-numbering="true" text:style-name="WWNum12">
        <text:list-item>
          <text:list>
            <text:list-item>
              <text:p text:style-name="P135"><text:span text:style-name="T1">НИП - наземный измерительный пункт;</text:span></text:p>
            </text:list-item>
          </text:list>
        </text:list-item>
      </text:list>
      <text:p text:style-name="P43"/>
      <text:list xml:id="list164726368671894" text:continue-numbering="true" text:style-name="WWNum12">
        <text:list-item>
          <text:list>
            <text:list-item>
              <text:p text:style-name="P135"><text:span text:style-name="T1">ОКР - опытно конструкторская работа;</text:span></text:p>
            </text:list-item>
          </text:list>
        </text:list-item>
      </text:list>
      <text:p text:style-name="P43"/>
      <text:list xml:id="list164726454771502" text:continue-numbering="true" text:style-name="WWNum12">
        <text:list-item>
          <text:list>
            <text:list-item>
              <text:p text:style-name="P135"><text:span text:style-name="T1">СЧ - составная часть.</text:span></text:p>
            </text:list-item>
          </text:list>
        </text:list-item>
      </text:list>
      <text:section text:style-name="Sect1" text:name="Раздел14"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36"/>
        <text:p text:style-name="P129"><text:span text:style-name="T1">16</text:span></text:p>
      </text:section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7"><text:bookmark text:name="page17"/><text:span text:style-name="T1">Со стороны исполнителей</text:span></text:p>
          </table:table-cell>
          <table:table-cell table:style-name="Таблица5.A1" office:value-type="string">
            <text:p text:style-name="P138"><text:span text:style-name="T1">Со стороны заказчика</text:span></text:p>
          </table:table-cell>
        </table:table-row>
        <table:table-row table:style-name="Таблица5.2">
          <table:table-cell table:style-name="Таблица5.A1" office:value-type="string">
            <text:p text:style-name="P139"><text:span text:style-name="T2">______________________________________</text:span></text:p>
          </table:table-cell>
          <table:table-cell table:style-name="Таблица5.A1" office:value-type="string">
            <text:p text:style-name="P138"><text:span text:style-name="T2">______________________________________</text:span></text:p>
          </table:table-cell>
        </table:table-row>
        <table:table-row table:style-name="Таблица5.3">
          <table:table-cell table:style-name="Таблица5.A1" office:value-type="string">
            <text:p text:style-name="P140"><text:span text:style-name="T13">должность, головной исполнитель ОКР</text:span></text:p>
          </table:table-cell>
          <table:table-cell table:style-name="Таблица5.A1" office:value-type="string">
            <text:p text:style-name="P141"><text:span text:style-name="T13">должность, организация заказчика — разработчика ТЗ на ОКР</text:span></text:p>
          </table:table-cell>
        </table:table-row>
        <table:table-row table:style-name="Таблица5.4">
          <table:table-cell table:style-name="Таблица5.A1" office:value-type="string">
            <text:p text:style-name="P139"><text:span text:style-name="T2">______________________________________</text:span></text:p>
          </table:table-cell>
          <table:table-cell table:style-name="Таблица5.A1" office:value-type="string">
            <text:p text:style-name="P138"><text:span text:style-name="T2">_________________________________</text:span></text:p>
          </table:table-cell>
        </table:table-row>
        <table:table-row table:style-name="Таблица5.5">
          <table:table-cell table:style-name="Таблица5.A1" office:value-type="string">
            <text:p text:style-name="P137"><text:span text:style-name="T13">подпись, инициалы, фамилия</text:span></text:p>
          </table:table-cell>
          <table:table-cell table:style-name="Таблица5.A1" office:value-type="string">
            <text:p text:style-name="P138"><text:span text:style-name="T13">подпись, инициалы, фамилия</text:span></text:p>
          </table:table-cell>
        </table:table-row>
        <table:table-row table:style-name="Таблица5.6">
          <table:table-cell table:style-name="Таблица5.A1" office:value-type="string">
            <text:p text:style-name="P137"><text:span text:style-name="T3">«___»____________________ 20___г.</text:span></text:p>
          </table:table-cell>
          <table:table-cell table:style-name="Таблица5.A1" office:value-type="string">
            <text:p text:style-name="P138"><text:span text:style-name="T3">«___»____________________ 20___г.</text:span></text:p>
          </table:table-cell>
        </table:table-row>
      </table:table>
      <text:p text:style-name="P12"/>
      <text:p text:style-name="P12"/>
      <text:p text:style-name="P12"/>
      <text:p text:style-name="P4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1"><text:span text:style-name="T2">______________________________________</text:span></text:p>
          </table:table-cell>
          <table:table-cell table:style-name="Таблица6.A1" office:value-type="string">
            <text:p text:style-name="P75"><text:span text:style-name="T2">______________________________________</text:span></text:p>
          </table:table-cell>
        </table:table-row>
        <table:table-row table:style-name="Таблица6.2">
          <table:table-cell table:style-name="Таблица6.A1" office:value-type="string">
            <text:p text:style-name="P142"><text:span text:style-name="T13">должность, головной исполнитель ОКР</text:span></text:p>
          </table:table-cell>
          <table:table-cell table:style-name="Таблица6.A1" office:value-type="string">
            <text:p text:style-name="P141"><text:span text:style-name="T13">должность, организация заказчика — разработчика ТЗ на ОКР</text:span></text:p>
          </table:table-cell>
        </table:table-row>
        <table:table-row table:style-name="Таблица6.3">
          <table:table-cell table:style-name="Таблица6.A1" office:value-type="string">
            <text:p text:style-name="P61"><text:span text:style-name="T2">______________________________________</text:span></text:p>
          </table:table-cell>
          <table:table-cell table:style-name="Таблица6.A1" office:value-type="string">
            <text:p text:style-name="P75"><text:span text:style-name="T2">_________________________________</text:span></text:p>
          </table:table-cell>
        </table:table-row>
        <table:table-row table:style-name="Таблица6.4">
          <table:table-cell table:style-name="Таблица6.A1" office:value-type="string">
            <text:p text:style-name="P143"><text:span text:style-name="T13">подпись, инициалы, фамилия</text:span></text:p>
          </table:table-cell>
          <table:table-cell table:style-name="Таблица6.A1" office:value-type="string">
            <text:p text:style-name="P75"><text:span text:style-name="T13">подпись, инициалы, фамилия</text:span></text:p>
          </table:table-cell>
        </table:table-row>
        <table:table-row table:style-name="Таблица6.5">
          <table:table-cell table:style-name="Таблица6.A1" office:value-type="string">
            <text:p text:style-name="P143"><text:span text:style-name="T3">«___»____________________ 20___г.</text:span></text:p>
          </table:table-cell>
          <table:table-cell table:style-name="Таблица6.A1" office:value-type="string">
            <text:p text:style-name="P75"><text:span text:style-name="T3">«___»____________________ 20___г.</text:span></text:p>
          </table:table-cell>
        </table:table-row>
      </table:table>
      <text:p text:style-name="P12"/>
      <text:p text:style-name="P12"/>
      <text:p text:style-name="P12"/>
      <text:p text:style-name="P4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1"><text:span text:style-name="T2">______________________________________</text:span></text:p>
          </table:table-cell>
          <table:table-cell table:style-name="Таблица7.A1" office:value-type="string">
            <text:p text:style-name="P75"><text:span text:style-name="T2">______________________________________</text:span></text:p>
          </table:table-cell>
        </table:table-row>
        <table:table-row table:style-name="Таблица7.2">
          <table:table-cell table:style-name="Таблица7.A1" office:value-type="string">
            <text:p text:style-name="P142"><text:span text:style-name="T13">должность, головной исполнитель ОКР</text:span></text:p>
          </table:table-cell>
          <table:table-cell table:style-name="Таблица7.A1" office:value-type="string">
            <text:p text:style-name="P141"><text:span text:style-name="T13">должность, организация заказчика — разработчика ТЗ на ОКР</text:span></text:p>
          </table:table-cell>
        </table:table-row>
        <table:table-row table:style-name="Таблица7.3">
          <table:table-cell table:style-name="Таблица7.A1" office:value-type="string">
            <text:p text:style-name="P61"><text:span text:style-name="T2">______________________________________</text:span></text:p>
          </table:table-cell>
          <table:table-cell table:style-name="Таблица7.A1" office:value-type="string">
            <text:p text:style-name="P75"><text:span text:style-name="T2">_________________________________</text:span></text:p>
          </table:table-cell>
        </table:table-row>
        <table:table-row table:style-name="Таблица7.4">
          <table:table-cell table:style-name="Таблица7.A1" office:value-type="string">
            <text:p text:style-name="P143"><text:span text:style-name="T13">подпись, инициалы, фамилия</text:span></text:p>
          </table:table-cell>
          <table:table-cell table:style-name="Таблица7.A1" office:value-type="string">
            <text:p text:style-name="P75"><text:span text:style-name="T13">подпись, инициалы, фамилия</text:span></text:p>
          </table:table-cell>
        </table:table-row>
        <table:table-row table:style-name="Таблица7.5">
          <table:table-cell table:style-name="Таблица7.A1" office:value-type="string">
            <text:p text:style-name="P143"><text:span text:style-name="T3">«___»____________________ 20___г.</text:span></text:p>
          </table:table-cell>
          <table:table-cell table:style-name="Таблица7.A1" office:value-type="string">
            <text:p text:style-name="P75"><text:span text:style-name="T3">«___»____________________ 20___г.</text:span></text:p>
          </table:table-cell>
        </table:table-row>
      </table:table>
      <text:p text:style-name="P12"/>
      <text:p text:style-name="P12"/>
      <text:p text:style-name="P12"/>
      <text:p text:style-name="P40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1"><text:span text:style-name="T2">______________________________________</text:span></text:p>
          </table:table-cell>
          <table:table-cell table:style-name="Таблица8.A1" office:value-type="string">
            <text:p text:style-name="P75"><text:span text:style-name="T2">______________________________________</text:span></text:p>
          </table:table-cell>
        </table:table-row>
        <table:table-row table:style-name="Таблица8.2">
          <table:table-cell table:style-name="Таблица8.A1" office:value-type="string">
            <text:p text:style-name="P142"><text:span text:style-name="T13">должность, головной исполнитель ОКР</text:span></text:p>
          </table:table-cell>
          <table:table-cell table:style-name="Таблица8.A1" office:value-type="string">
            <text:p text:style-name="P141"><text:span text:style-name="T13">должность, организация заказчика — разработчика ТЗ на ОКР</text:span></text:p>
          </table:table-cell>
        </table:table-row>
        <table:table-row table:style-name="Таблица8.3">
          <table:table-cell table:style-name="Таблица8.A1" office:value-type="string">
            <text:p text:style-name="P61"><text:span text:style-name="T2">______________________________________</text:span></text:p>
          </table:table-cell>
          <table:table-cell table:style-name="Таблица8.A1" office:value-type="string">
            <text:p text:style-name="P75"><text:span text:style-name="T2">_________________________________</text:span></text:p>
          </table:table-cell>
        </table:table-row>
        <table:table-row table:style-name="Таблица8.4">
          <table:table-cell table:style-name="Таблица8.A1" office:value-type="string">
            <text:p text:style-name="P143"><text:span text:style-name="T13">подпись, инициалы, фамилия</text:span></text:p>
          </table:table-cell>
          <table:table-cell table:style-name="Таблица8.A1" office:value-type="string">
            <text:p text:style-name="P75"><text:span text:style-name="T13">подпись, инициалы, фамилия</text:span></text:p>
          </table:table-cell>
        </table:table-row>
        <table:table-row table:style-name="Таблица8.5">
          <table:table-cell table:style-name="Таблица8.A1" office:value-type="string">
            <text:p text:style-name="P143"><text:span text:style-name="T3">«___»____________________ 20___г.</text:span></text:p>
          </table:table-cell>
          <table:table-cell table:style-name="Таблица8.A1" office:value-type="string">
            <text:p text:style-name="P75"><text:span text:style-name="T3">«___»____________________ 20___г.</text:span></text:p>
          </table:table-cell>
        </table:table-row>
      </table:table>
      <text:p text:style-name="P12"/>
      <text:p text:style-name="Standard"/>
      <text:section text:style-name="Sect1" text:name="Раздел15">
        <text:p text:style-name="P12"/>
        <text:p text:style-name="P12"/>
        <text:p text:style-name="P12"/>
        <text:p text:style-name="P12"/>
        <text:p text:style-name="P41"/>
        <text:p text:style-name="P144"><text:span text:style-name="T1">17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font-size="11pt" style:font-name-asian="宋体" style:font-family-asian="宋体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000000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font-size="12pt" fo:language="en" fo:country="US" style:font-size-asian="12pt" style:font-size-complex="12pt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in" fo:margin-bottom="0in" fo:margin-left="0.7917in" fo:margin-right="0.7917in" style:writing-mode="lr-tb" style:layout-grid-color="#c0c0c0" style:layout-grid-lines="2456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8in" fo:margin-left="0in" fo:margin-right="0in" fo:margin-top="0.38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8953in" fo:margin-bottom="0in" fo:margin-left="0.7917in" fo:margin-right="0.7917in" style:writing-mode="lr-tb" style:layout-grid-color="#c0c0c0" style:layout-grid-lines="2457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8in" fo:margin-left="0in" fo:margin-right="0in" fo:margin-top="0.38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8953in" fo:margin-bottom="0in" fo:margin-left="1in" fo:margin-right="0.7917in" style:writing-mode="lr-tb" style:layout-grid-color="#c0c0c0" style:layout-grid-lines="2457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8in" fo:margin-left="0in" fo:margin-right="0in" fo:margin-top="0.389in" style:dynamic-spacing="true"/>
      </style:footer-style>
    </style:page-layout>
    <style:page-layout style:name="Mpm5">
      <style:page-layout-properties fo:page-width="8.5in" fo:page-height="11in" style:num-format="1" style:print-orientation="portrait" fo:margin-top="0.7283in" fo:margin-bottom="0in" fo:margin-left="1in" fo:margin-right="0.7917in" style:writing-mode="lr-tb" style:layout-grid-color="#c0c0c0" style:layout-grid-lines="25003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8in" fo:margin-left="0in" fo:margin-right="0in" fo:margin-top="0.389in" style:dynamic-spacing="true"/>
      </style:footer-style>
    </style:page-layout>
    <style:page-layout style:name="Mpm6">
      <style:page-layout-properties fo:page-width="8.5in" fo:page-height="11in" style:num-format="1" style:print-orientation="portrait" fo:margin-top="0.7953in" fo:margin-bottom="0in" fo:margin-left="0.9445in" fo:margin-right="0.7917in" style:writing-mode="lr-tb" style:layout-grid-color="#c0c0c0" style:layout-grid-lines="24833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8in" fo:margin-left="0in" fo:margin-right="0in" fo:margin-top="0.38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Footer"><draw:custom-shape text:anchor-type="paragraph" draw:z-index="0" draw:name="Текстовое поле 3" draw:style-name="Mgr1" draw:text-style-name="MP2" svg:width="2.0004in" svg:height="0.1933in" svg:x="4.9161in" svg:y="-0.1543in"><text:p text:style-name="MP1"><text:span text:style-name="MT1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>
      <style:footer>
        <text:p text:style-name="Footer"><draw:custom-shape text:anchor-type="paragraph" draw:z-index="1" draw:name="Текстовое поле 3_0" draw:style-name="Mgr1" draw:text-style-name="MP2" svg:width="2.0004in" svg:height="0.1933in" svg:x="4.9161in" svg:y="-0.1543in"><text:p text:style-name="MP1"><text:span text:style-name="MT1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>
      <style:footer>
        <text:p text:style-name="Footer"><draw:custom-shape text:anchor-type="paragraph" draw:z-index="3" draw:name="Текстовое поле 3_1" draw:style-name="Mgr1" draw:text-style-name="MP2" svg:width="2.0004in" svg:height="0.1933in" svg:x="4.7075in" svg:y="-0.1543in"><text:p text:style-name="MP1"><text:span text:style-name="MT1"><text:page-number text:select-page="current">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4">
      <style:footer>
        <text:p text:style-name="Footer"><draw:custom-shape text:anchor-type="paragraph" draw:z-index="4" draw:name="Текстовое поле 3_2" draw:style-name="Mgr1" draw:text-style-name="MP2" svg:width="2.0004in" svg:height="0.1933in" svg:x="4.7075in" svg:y="-0.1543in"><text:p text:style-name="MP1"><text:span text:style-name="MT1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4">
      <style:footer>
        <text:p text:style-name="Footer"><draw:custom-shape text:anchor-type="paragraph" draw:z-index="5" draw:name="Текстовое поле 3_3" draw:style-name="Mgr1" draw:text-style-name="MP2" svg:width="2.0004in" svg:height="0.1933in" svg:x="4.7075in" svg:y="-0.1543in"><text:p text:style-name="MP1"><text:span text:style-name="MT1"><text:page-number text:select-page="current">7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5">
      <style:footer>
        <text:p text:style-name="Footer"><draw:custom-shape text:anchor-type="paragraph" draw:z-index="6" draw:name="Текстовое поле 3_4" draw:style-name="Mgr1" draw:text-style-name="MP2" svg:width="2.0004in" svg:height="0.1933in" svg:x="4.7075in" svg:y="-0.1543in"><text:p text:style-name="MP1"><text:span text:style-name="MT1"><text:page-number text:select-page="current">8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4">
      <style:footer>
        <text:p text:style-name="Footer"><draw:custom-shape text:anchor-type="paragraph" draw:z-index="7" draw:name="Текстовое поле 3_5" draw:style-name="Mgr1" draw:text-style-name="MP2" svg:width="2.0004in" svg:height="0.1933in" svg:x="4.7075in" svg:y="-0.1543in"><text:p text:style-name="MP1"><text:span text:style-name="MT1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4">
      <style:footer>
        <text:p text:style-name="Footer"><draw:custom-shape text:anchor-type="paragraph" draw:z-index="8" draw:name="Текстовое поле 3_6" draw:style-name="Mgr1" draw:text-style-name="MP2" svg:width="2.0004in" svg:height="0.1933in" svg:x="4.7075in" svg:y="-0.1543in"><text:p text:style-name="MP1"><text:span text:style-name="MT1"><text:page-number text:select-page="current">10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4">
      <style:footer>
        <text:p text:style-name="Footer"><draw:custom-shape text:anchor-type="paragraph" draw:z-index="9" draw:name="Текстовое поле 3_7" draw:style-name="Mgr1" draw:text-style-name="MP2" svg:width="2.0004in" svg:height="0.1933in" svg:x="4.7075in" svg:y="-0.1543in"><text:p text:style-name="MP1"><text:span text:style-name="MT1"><text:page-number text:select-page="current">1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4">
      <style:footer>
        <text:p text:style-name="Footer"><draw:custom-shape text:anchor-type="paragraph" draw:z-index="10" draw:name="Текстовое поле 3_8" draw:style-name="Mgr1" draw:text-style-name="MP2" svg:width="2.0004in" svg:height="0.1933in" svg:x="4.7075in" svg:y="-0.1543in"><text:p text:style-name="MP1"><text:span text:style-name="MT1"><text:page-number text:select-page="current">1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3">
      <style:footer>
        <text:p text:style-name="Footer"><draw:custom-shape text:anchor-type="paragraph" draw:z-index="11" draw:name="Текстовое поле 3_9" draw:style-name="Mgr1" draw:text-style-name="MP2" svg:width="2.0004in" svg:height="0.1933in" svg:x="4.9161in" svg:y="-0.1543in"><text:p text:style-name="MP1"><text:span text:style-name="MT1"><text:page-number text:select-page="current">1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4">
      <style:footer>
        <text:p text:style-name="Footer"><draw:custom-shape text:anchor-type="paragraph" draw:z-index="12" draw:name="Текстовое поле 3_10" draw:style-name="Mgr1" draw:text-style-name="MP2" svg:width="2.0004in" svg:height="0.1933in" svg:x="4.7075in" svg:y="-0.1543in"><text:p text:style-name="MP1"><text:span text:style-name="MT1"><text:page-number text:select-page="current">1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3" style:page-layout-name="Mpm4">
      <style:footer>
        <text:p text:style-name="Footer"><draw:custom-shape text:anchor-type="paragraph" draw:z-index="13" draw:name="Текстовое поле 3_11" draw:style-name="Mgr1" draw:text-style-name="MP2" svg:width="2.0004in" svg:height="0.1933in" svg:x="4.7075in" svg:y="-0.1543in"><text:p text:style-name="MP1"><text:span text:style-name="MT1"><text:page-number text:select-page="current">1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4" style:page-layout-name="Mpm4">
      <style:footer>
        <text:p text:style-name="Footer"><draw:custom-shape text:anchor-type="paragraph" draw:z-index="14" draw:name="Текстовое поле 3_12" draw:style-name="Mgr1" draw:text-style-name="MP2" svg:width="2.0004in" svg:height="0.1933in" svg:x="4.7075in" svg:y="-0.1543in"><text:p text:style-name="MP1"><text:span text:style-name="MT1"><text:page-number text:select-page="current">1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5" style:page-layout-name="Mpm6">
      <style:footer>
        <text:p text:style-name="Footer"><draw:custom-shape text:anchor-type="paragraph" draw:z-index="15" draw:name="Текстовое поле 3_13" draw:style-name="Mgr1" draw:text-style-name="MP2" svg:width="2.0004in" svg:height="0.1933in" svg:x="4.7634in" svg:y="-0.1543in"><text:p text:style-name="MP1"><text:span text:style-name="MT1"><text:page-number text:select-page="current">17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6:02:00</meta:creation-date>
    <meta:initial-creator>Windows User</meta:initial-creator>
    <dc:creator>Василий  </dc:creator>
    <dc:date>2021-01-23T16:47:23.879184324</dc:date>
    <meta:editing-cycles>2</meta:editing-cycles>
    <meta:editing-duration>PT34M2S</meta:editing-duration>
    <meta:generator>LibreOffice/6.4.7.2$Linux_X86_64 LibreOffice_project/40$Build-2</meta:generator>
    <meta:document-statistic meta:table-count="8" meta:image-count="0" meta:object-count="0" meta:page-count="17" meta:paragraph-count="309" meta:word-count="1486" meta:character-count="13487" meta:non-whitespace-character-count="12343"/>
    <meta:user-defined meta:name="DocSecurity" meta:value-type="float">0</meta:user-defined>
    <meta:user-defined meta:name="KSOProductBuildVer">1049-10.2.0.763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